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6600" fo:font-weight="normal" style:font-weight-asian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99">
      <style:text-properties fo:color="#cc0000" fo:font-weight="bold" style:font-weight-asian="bold" style:font-weight-complex="bold"/>
    </style:style>
    <style:style style:name="ce9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3" table:default-cell-style-name="ce6"/>
        <table:table-column table:style-name="co3" table:default-cell-style-name="ce6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>
            <text:p>Start Year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Previous year administrative costs</text:p>
          </table:table-cell>
          <table:table-cell table:style-name="Default" office:value-type="float" office:value="823896" calcext:value-type="float">
            <text:p>82389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Previous year management fund contributions</text:p>
          </table:table-cell>
          <table:table-cell table:style-name="Default" office:value-type="float" office:value="84000" calcext:value-type="float">
            <text:p>84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Previous year total budget</text:p>
          </table:table-cell>
          <table:table-cell table:style-name="Default" office:value-type="float" office:value="907896" calcext:value-type="float">
            <text:p>907896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Current year projected administrative costs</text:p>
          </table:table-cell>
          <table:table-cell table:style-name="Default" office:value-type="float" office:value="881569" calcext:value-type="float">
            <text:p>881569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Current year projected repairs and maint. costs</text:p>
          </table:table-cell>
          <table:table-cell table:style-name="Default" office:value-type="float" office:value="165000" calcext:value-type="float">
            <text:p>165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Current year initial reserve fund amount</text:p>
          </table:table-cell>
          <table:table-cell table:style-name="Default" office:value-type="float" office:value="610000" calcext:value-type="float">
            <text:p>610000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Assumed CP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 table:style-name="ce1" office:value-type="string" calcext:value-type="string">
            <text:p>Bank deposit interest rate</text:p>
          </table:table-cell>
          <table:table-cell table:style-name="Default" office:value-type="float" office:value="5" calcext:value-type="float">
            <text:p>5</text:p>
          </table:table-cell>
          <table:table-cell table:style-name="ce7" table:formula="of:=IF([.$B$9]&gt;[.$B$8];&quot;Unrealistic&quot;; &quot;&quot;)">
            <text:p/>
          </table:table-cell>
          <table:table-cell table:style-name="Default" table:number-columns-repeated="2"/>
          <table:table-cell table:number-columns-repeated="11"/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3" table:number-columns-repeated="5"/>
          <table:table-cell table:style-name="ce3" table:formula="of:=[.B1]" office:value-type="float" office:value="2018" calcext:value-type="float">
            <text:p>2018</text:p>
          </table:table-cell>
          <table:table-cell table:style-name="ce3" table:formula="of:=[.G12]+1" office:value-type="float" office:value="2019" calcext:value-type="float">
            <text:p>2019</text:p>
          </table:table-cell>
          <table:table-cell table:style-name="ce3" table:formula="of:=[.H12]+1" office:value-type="float" office:value="2020" calcext:value-type="float">
            <text:p>2020</text:p>
          </table:table-cell>
          <table:table-cell table:style-name="ce3" table:formula="of:=[.I12]+1" office:value-type="float" office:value="2021" calcext:value-type="float">
            <text:p>2021</text:p>
          </table:table-cell>
          <table:table-cell table:style-name="ce3" table:formula="of:=[.J12]+1" office:value-type="float" office:value="2022" calcext:value-type="float">
            <text:p>2022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[.L12]+1" office:value-type="float" office:value="2024" calcext:value-type="float">
            <text:p>2024</text:p>
          </table:table-cell>
          <table:table-cell table:style-name="ce3" table:formula="of:=[.M12]+1" office:value-type="float" office:value="2025" calcext:value-type="float">
            <text:p>2025</text:p>
          </table:table-cell>
          <table:table-cell table:style-name="ce3" table:formula="of:=[.N12]+1" office:value-type="float" office:value="2026" calcext:value-type="float">
            <text:p>2026</text:p>
          </table:table-cell>
          <table:table-cell table:style-name="ce3" table:formula="of:=[.O12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Proposed budget change real (%)</text:p>
          </table:table-cell>
          <table:table-cell table:style-name="Default" table:number-columns-repeated="4"/>
          <table:table-cell/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roposed budget change nominal (%)</text:p>
          </table:table-cell>
          <table:table-cell table:style-name="Default" table:number-columns-repeated="4"/>
          <table:table-cell/>
          <table:table-cell table:formula="of:=[.$B$8]+[.G13]" office:value-type="float" office:value="29" calcext:value-type="float">
            <text:p>29</text:p>
          </table:table-cell>
          <table:table-cell table:formula="of:=[.$B$8]+[.H13]" office:value-type="float" office:value="7" calcext:value-type="float">
            <text:p>7</text:p>
          </table:table-cell>
          <table:table-cell table:formula="of:=[.$B$8]+[.I13]" office:value-type="float" office:value="7" calcext:value-type="float">
            <text:p>7</text:p>
          </table:table-cell>
          <table:table-cell table:formula="of:=[.$B$8]+[.J13]" office:value-type="float" office:value="7" calcext:value-type="float">
            <text:p>7</text:p>
          </table:table-cell>
          <table:table-cell table:formula="of:=[.$B$8]+[.K13]" office:value-type="float" office:value="7" calcext:value-type="float">
            <text:p>7</text:p>
          </table:table-cell>
          <table:table-cell table:formula="of:=[.$B$8]+[.L13]" office:value-type="float" office:value="7" calcext:value-type="float">
            <text:p>7</text:p>
          </table:table-cell>
          <table:table-cell table:formula="of:=[.$B$8]+[.M13]" office:value-type="float" office:value="7" calcext:value-type="float">
            <text:p>7</text:p>
          </table:table-cell>
          <table:table-cell table:formula="of:=[.$B$8]+[.N13]" office:value-type="float" office:value="7" calcext:value-type="float">
            <text:p>7</text:p>
          </table:table-cell>
          <table:table-cell table:formula="of:=[.$B$8]+[.O13]" office:value-type="float" office:value="7" calcext:value-type="float">
            <text:p>7</text:p>
          </table:table-cell>
          <table:table-cell table:formula="of:=[.$B$8]+[.P13]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Initial reserve</text:p>
          </table:table-cell>
          <table:table-cell table:style-name="Default" table:number-columns-repeated="4"/>
          <table:table-cell/>
          <table:table-cell table:formula="of:=[.$B$7]" office:value-type="float" office:value="610000" calcext:value-type="float">
            <text:p>610000</text:p>
          </table:table-cell>
          <table:table-cell table:formula="of:=[.G23]" office:value-type="float" office:value="643772.682" calcext:value-type="float">
            <text:p>643772.682</text:p>
          </table:table-cell>
          <table:table-cell table:formula="of:=[.H23]" office:value-type="float" office:value="914274.585840001" calcext:value-type="float">
            <text:p>914274.585840001</text:p>
          </table:table-cell>
          <table:table-cell table:formula="of:=[.I23]" office:value-type="float" office:value="1017831.7337538" calcext:value-type="float">
            <text:p>1017831.7337538</text:p>
          </table:table-cell>
          <table:table-cell table:formula="of:=[.J23]" office:value-type="float" office:value="357552.393216817" calcext:value-type="float">
            <text:p>357552.393216817</text:p>
          </table:table-cell>
          <table:table-cell table:formula="of:=[.K23]" office:value-type="float" office:value="751330.500220257" calcext:value-type="float">
            <text:p>751330.500220257</text:p>
          </table:table-cell>
          <table:table-cell table:formula="of:=[.L23]" office:value-type="float" office:value="329593.146105375" calcext:value-type="float">
            <text:p>329593.146105375</text:p>
          </table:table-cell>
          <table:table-cell table:formula="of:=[.M23]" office:value-type="float" office:value="681895.259202699" calcext:value-type="float">
            <text:p>681895.259202699</text:p>
          </table:table-cell>
          <table:table-cell table:formula="of:=[.N23]" office:value-type="float" office:value="982586.169593703" calcext:value-type="float">
            <text:p>982586.169593703</text:p>
          </table:table-cell>
          <table:table-cell table:formula="of:=[.O23]" office:value-type="float" office:value="1506403.38215089" calcext:value-type="float">
            <text:p>1506403.38215089</text:p>
          </table:table-cell>
        </table:table-row>
        <table:table-row table:style-name="ro1">
          <table:table-cell table:style-name="Default" office:value-type="string" calcext:value-type="string">
            <text:p>Admin budget (nominal)</text:p>
          </table:table-cell>
          <table:table-cell table:style-name="Default" table:number-columns-repeated="4"/>
          <table:table-cell/>
          <table:table-cell table:formula="of:=[.$B$5]" office:value-type="float" office:value="881569" calcext:value-type="float">
            <text:p>881569</text:p>
          </table:table-cell>
          <table:table-cell table:formula="of:=[.G16]*(1+[.$B$8]/100)" office:value-type="float" office:value="943278.83" calcext:value-type="float">
            <text:p>943278.83</text:p>
          </table:table-cell>
          <table:table-cell table:formula="of:=[.H16]*(1+[.$B$8]/100)" office:value-type="float" office:value="1009308.3481" calcext:value-type="float">
            <text:p>1009308.3481</text:p>
          </table:table-cell>
          <table:table-cell table:formula="of:=[.I16]*(1+[.$B$8]/100)" office:value-type="float" office:value="1079959.932467" calcext:value-type="float">
            <text:p>1079959.932467</text:p>
          </table:table-cell>
          <table:table-cell table:formula="of:=[.J16]*(1+[.$B$8]/100)" office:value-type="float" office:value="1155557.12773969" calcext:value-type="float">
            <text:p>1155557.12773969</text:p>
          </table:table-cell>
          <table:table-cell table:formula="of:=[.K16]*(1+[.$B$8]/100)" office:value-type="float" office:value="1236446.12668147" calcext:value-type="float">
            <text:p>1236446.12668147</text:p>
          </table:table-cell>
          <table:table-cell table:formula="of:=[.L16]*(1+[.$B$8]/100)" office:value-type="float" office:value="1322997.35554917" calcext:value-type="float">
            <text:p>1322997.35554917</text:p>
          </table:table-cell>
          <table:table-cell table:formula="of:=[.M16]*(1+[.$B$8]/100)" office:value-type="float" office:value="1415607.17043761" calcext:value-type="float">
            <text:p>1415607.17043761</text:p>
          </table:table-cell>
          <table:table-cell table:formula="of:=[.N16]*(1+[.$B$8]/100)" office:value-type="float" office:value="1514699.67236825" calcext:value-type="float">
            <text:p>1514699.67236825</text:p>
          </table:table-cell>
          <table:table-cell table:formula="of:=[.O16]*(1+[.$B$8]/100)" office:value-type="float" office:value="1620728.64943402" calcext:value-type="float">
            <text:p>1620728.64943402</text:p>
          </table:table-cell>
        </table:table-row>
        <table:table-row table:style-name="ro1">
          <table:table-cell table:style-name="Default" office:value-type="string" calcext:value-type="string">
            <text:p>R &amp; M budget (nominal)</text:p>
          </table:table-cell>
          <table:table-cell table:style-name="Default" table:number-columns-repeated="4"/>
          <table:table-cell/>
          <table:table-cell table:formula="of:=[.$B$6]" office:value-type="float" office:value="165000" calcext:value-type="float">
            <text:p>165000</text:p>
          </table:table-cell>
          <table:table-cell table:formula="of:=[.G17]*(1+[.$B$8]/100)" office:value-type="float" office:value="176550" calcext:value-type="float">
            <text:p>176550</text:p>
          </table:table-cell>
          <table:table-cell table:formula="of:=[.H17]*(1+[.$B$8]/100)" office:value-type="float" office:value="188908.5" calcext:value-type="float">
            <text:p>188908.5</text:p>
          </table:table-cell>
          <table:table-cell table:formula="of:=[.I17]*(1+[.$B$8]/100)" office:value-type="float" office:value="202132.095" calcext:value-type="float">
            <text:p>202132.095</text:p>
          </table:table-cell>
          <table:table-cell table:formula="of:=[.J17]*(1+[.$B$8]/100)" office:value-type="float" office:value="216281.34165" calcext:value-type="float">
            <text:p>216281.34165</text:p>
          </table:table-cell>
          <table:table-cell table:formula="of:=[.K17]*(1+[.$B$8]/100)" office:value-type="float" office:value="231421.0355655" calcext:value-type="float">
            <text:p>231421.0355655</text:p>
          </table:table-cell>
          <table:table-cell table:formula="of:=[.L17]*(1+[.$B$8]/100)" office:value-type="float" office:value="247620.508055085" calcext:value-type="float">
            <text:p>247620.508055085</text:p>
          </table:table-cell>
          <table:table-cell table:formula="of:=[.M17]*(1+[.$B$8]/100)" office:value-type="float" office:value="264953.943618941" calcext:value-type="float">
            <text:p>264953.943618941</text:p>
          </table:table-cell>
          <table:table-cell table:formula="of:=[.N17]*(1+[.$B$8]/100)" office:value-type="float" office:value="283500.719672267" calcext:value-type="float">
            <text:p>283500.719672267</text:p>
          </table:table-cell>
          <table:table-cell table:formula="of:=[.O17]*(1+[.$B$8]/100)" office:value-type="float" office:value="303345.770049326" calcext:value-type="float">
            <text:p>303345.770049326</text:p>
          </table:table-cell>
        </table:table-row>
        <table:table-row table:style-name="ro1">
          <table:table-cell table:style-name="Default" office:value-type="string" calcext:value-type="string">
            <text:p>Total budget (nominal)</text:p>
          </table:table-cell>
          <table:table-cell table:style-name="Default" table:number-columns-repeated="4"/>
          <table:table-cell/>
          <table:table-cell table:formula="of:=[.$B$4]*(1+[.G14]/100)" office:value-type="float" office:value="1171185.84" calcext:value-type="float">
            <text:p>1171185.84</text:p>
          </table:table-cell>
          <table:table-cell table:formula="of:=[.G18]*(1+[.H14]/100)" office:value-type="float" office:value="1253168.8488" calcext:value-type="float">
            <text:p>1253168.8488</text:p>
          </table:table-cell>
          <table:table-cell table:formula="of:=[.H18]*(1+[.I14]/100)" office:value-type="float" office:value="1340890.668216" calcext:value-type="float">
            <text:p>1340890.668216</text:p>
          </table:table-cell>
          <table:table-cell table:formula="of:=[.I18]*(1+[.J14]/100)" office:value-type="float" office:value="1434753.01499112" calcext:value-type="float">
            <text:p>1434753.01499112</text:p>
          </table:table-cell>
          <table:table-cell table:formula="of:=[.J18]*(1+[.K14]/100)" office:value-type="float" office:value="1535185.7260405" calcext:value-type="float">
            <text:p>1535185.7260405</text:p>
          </table:table-cell>
          <table:table-cell table:formula="of:=[.K18]*(1+[.L14]/100)" office:value-type="float" office:value="1642648.72686333" calcext:value-type="float">
            <text:p>1642648.72686333</text:p>
          </table:table-cell>
          <table:table-cell table:formula="of:=[.L18]*(1+[.M14]/100)" office:value-type="float" office:value="1757634.13774377" calcext:value-type="float">
            <text:p>1757634.13774377</text:p>
          </table:table-cell>
          <table:table-cell table:formula="of:=[.M18]*(1+[.N14]/100)" office:value-type="float" office:value="1880668.52738583" calcext:value-type="float">
            <text:p>1880668.52738583</text:p>
          </table:table-cell>
          <table:table-cell table:formula="of:=[.N18]*(1+[.O14]/100)" office:value-type="float" office:value="2012315.32430284" calcext:value-type="float">
            <text:p>2012315.32430284</text:p>
          </table:table-cell>
          <table:table-cell table:formula="of:=[.O18]*(1+[.P14]/100)" office:value-type="float" office:value="2153177.39700404" calcext:value-type="float">
            <text:p>2153177.39700404</text:p>
          </table:table-cell>
        </table:table-row>
        <table:table-row table:style-name="ro1">
          <table:table-cell table:style-name="Default" office:value-type="string" calcext:value-type="string">
            <text:p>Management budget (nominal)</text:p>
          </table:table-cell>
          <table:table-cell table:style-name="Default" table:number-columns-repeated="4"/>
          <table:table-cell/>
          <table:table-cell table:formula="of:=[.G18]-[.G16]" office:value-type="float" office:value="289616.84" calcext:value-type="float">
            <text:p>289616.84</text:p>
          </table:table-cell>
          <table:table-cell table:formula="of:=[.H18]-[.H16]" office:value-type="float" office:value="309890.0188" calcext:value-type="float">
            <text:p>309890.0188</text:p>
          </table:table-cell>
          <table:table-cell table:formula="of:=[.I18]-[.I16]" office:value-type="float" office:value="331582.320116" calcext:value-type="float">
            <text:p>331582.320116</text:p>
          </table:table-cell>
          <table:table-cell table:formula="of:=[.J18]-[.J16]" office:value-type="float" office:value="354793.08252412" calcext:value-type="float">
            <text:p>354793.08252412</text:p>
          </table:table-cell>
          <table:table-cell table:formula="of:=[.K18]-[.K16]" office:value-type="float" office:value="379628.598300809" calcext:value-type="float">
            <text:p>379628.598300809</text:p>
          </table:table-cell>
          <table:table-cell table:formula="of:=[.L18]-[.L16]" office:value-type="float" office:value="406202.600181865" calcext:value-type="float">
            <text:p>406202.600181865</text:p>
          </table:table-cell>
          <table:table-cell table:formula="of:=[.M18]-[.M16]" office:value-type="float" office:value="434636.782194596" calcext:value-type="float">
            <text:p>434636.782194596</text:p>
          </table:table-cell>
          <table:table-cell table:formula="of:=[.N18]-[.N16]" office:value-type="float" office:value="465061.356948217" calcext:value-type="float">
            <text:p>465061.356948217</text:p>
          </table:table-cell>
          <table:table-cell table:formula="of:=[.O18]-[.O16]" office:value-type="float" office:value="497615.651934593" calcext:value-type="float">
            <text:p>497615.651934593</text:p>
          </table:table-cell>
          <table:table-cell table:formula="of:=[.P18]-[.P16]" office:value-type="float" office:value="532448.747570014" calcext:value-type="float">
            <text:p>532448.747570014</text:p>
          </table:table-cell>
        </table:table-row>
        <table:table-row table:style-name="ro1">
          <table:table-cell table:style-name="Default" office:value-type="string" calcext:value-type="string">
            <text:p>Management budget OK?</text:p>
          </table:table-cell>
          <table:table-cell table:style-name="Default" table:number-columns-repeated="4"/>
          <table:table-cell/>
          <table:table-cell table:style-name="ce8" table:formula="of:=IF([.G15]&gt;=[.$B$2]; &quot;&quot;; IF([.G15]&gt;=[.$B$2]/4; IF([.G19]&gt;=[.G17]; &quot;&quot;; &quot;NOT OK1&quot;); IF([.G19] &gt;= [.G16]*0.15; &quot;&quot;; &quot;NOT OK2&quot;)))">
            <text:p/>
          </table:table-cell>
          <table:table-cell table:style-name="ce8" table:formula="of:=IF([.H15]&gt;=[.G16]; &quot;!&quot;; IF([.H15]&gt;=[.G16]/4; IF([.H19]&gt;=[.H17]; &quot;&quot;; &quot;NOT OK1&quot;); IF([.H19] &gt;= [.H16]*0.15; &quot;&quot;; &quot;NOT OK2&quot;)))">
            <text:p/>
          </table:table-cell>
          <table:table-cell table:style-name="ce8" table:formula="of:=IF([.I15]&gt;=[.H16]; &quot;!&quot;; IF([.I15]&gt;=[.H16]/4; IF([.I19]&gt;=[.I17]; &quot;&quot;; &quot;NOT OK1&quot;); IF([.I19] &gt;= [.I16]*0.15; &quot;&quot;; &quot;NOT OK2&quot;)))">
            <text:p/>
          </table:table-cell>
          <table:table-cell table:style-name="ce8" table:formula="of:=IF([.J15]&gt;=[.I16]; &quot;!&quot;; IF([.J15]&gt;=[.I16]/4; IF([.J19]&gt;=[.J17]; &quot;&quot;; &quot;NOT OK1&quot;); IF([.J19] &gt;= [.J16]*0.15; &quot;&quot;; &quot;NOT OK2&quot;)))" office:value-type="string" office:string-value="!" calcext:value-type="string">
            <text:p>!</text:p>
          </table:table-cell>
          <table:table-cell table:style-name="ce8" table:formula="of:=IF([.K15]&gt;=[.J16]; &quot;!&quot;; IF([.K15]&gt;=[.J16]/4; IF([.K19]&gt;=[.K17]; &quot;&quot;; &quot;NOT OK1&quot;); IF([.K19] &gt;= [.K16]*0.15; &quot;&quot;; &quot;NOT OK2&quot;)))">
            <text:p/>
          </table:table-cell>
          <table:table-cell table:style-name="ce8" table:formula="of:=IF([.L15]&gt;=[.K16]; &quot;!&quot;; IF([.L15]&gt;=[.K16]/4; IF([.L19]&gt;=[.L17]; &quot;&quot;; &quot;NOT OK1&quot;); IF([.L19] &gt;= [.L16]*0.15; &quot;&quot;; &quot;NOT OK2&quot;)))">
            <text:p/>
          </table:table-cell>
          <table:table-cell table:style-name="ce8" table:formula="of:=IF([.M15]&gt;=[.L16]; &quot;!&quot;; IF([.M15]&gt;=[.L16]/4; IF([.M19]&gt;=[.M17]; &quot;&quot;; &quot;NOT OK1&quot;); IF([.M19] &gt;= [.M16]*0.15; &quot;&quot;; &quot;NOT OK2&quot;)))">
            <text:p/>
          </table:table-cell>
          <table:table-cell table:style-name="ce8" table:formula="of:=IF([.N15]&gt;=[.M16]; &quot;!&quot;; IF([.N15]&gt;=[.M16]/4; IF([.N19]&gt;=[.N17]; &quot;&quot;; &quot;NOT OK1&quot;); IF([.N19] &gt;= [.N16]*0.15; &quot;&quot;; &quot;NOT OK2&quot;)))">
            <text:p/>
          </table:table-cell>
          <table:table-cell table:style-name="ce8" table:formula="of:=IF([.O15]&gt;=[.N16]; &quot;!&quot;; IF([.O15]&gt;=[.N16]/4; IF([.O19]&gt;=[.O17]; &quot;&quot;; &quot;NOT OK1&quot;); IF([.O19] &gt;= [.O16]*0.15; &quot;&quot;; &quot;NOT OK2&quot;)))">
            <text:p/>
          </table:table-cell>
          <table:table-cell table:style-name="ce8" table:formula="of:=IF([.P15]&gt;=[.O16]; &quot;!&quot;; IF([.P15]&gt;=[.O16]/4; IF([.P19]&gt;=[.P17]; &quot;&quot;; &quot;NOT OK1&quot;); IF([.P19] &gt;= [.P16]*0.15; &quot;&quot;; &quot;NOT OK2&quot;)))">
            <text:p/>
          </table:table-cell>
        </table:table-row>
        <table:table-row table:style-name="ro1">
          <table:table-cell table:style-name="Default" office:value-type="string" calcext:value-type="string">
            <text:p>Management spend (nominal)</text:p>
          </table:table-cell>
          <table:table-cell table:style-name="Default" table:number-columns-repeated="4"/>
          <table:table-cell/>
          <table:table-cell table:formula="of:=[.G29]" office:value-type="float" office:value="286500" calcext:value-type="float">
            <text:p>286500</text:p>
          </table:table-cell>
          <table:table-cell table:formula="of:=[.H29]" office:value-type="float" office:value="82925" calcext:value-type="float">
            <text:p>82925</text:p>
          </table:table-cell>
          <table:table-cell table:formula="of:=[.I29]" office:value-type="float" office:value="276493.35" calcext:value-type="float">
            <text:p>276493.35</text:p>
          </table:table-cell>
          <table:table-cell table:formula="of:=[.J29]" office:value-type="float" office:value="1032098.7275" calcext:value-type="float">
            <text:p>1032098.7275</text:p>
          </table:table-cell>
          <table:table-cell table:formula="of:=[.K29]" office:value-type="float" office:value="21628.134165" calcext:value-type="float">
            <text:p>21628.134165</text:p>
          </table:table-cell>
          <table:table-cell table:formula="of:=[.L29]" office:value-type="float" office:value="843634.86601605" calcext:value-type="float">
            <text:p>843634.86601605</text:p>
          </table:table-cell>
          <table:table-cell table:formula="of:=[.M29]" office:value-type="float" office:value="114805.871916449" calcext:value-type="float">
            <text:p>114805.871916449</text:p>
          </table:table-cell>
          <table:table-cell table:formula="of:=[.N29]" office:value-type="float" office:value="211160.264156914" calcext:value-type="float">
            <text:p>211160.264156914</text:p>
          </table:table-cell>
          <table:table-cell table:formula="of:=[.O29]" office:value-type="float" office:value="45531.9337655459" calcext:value-type="float">
            <text:p>45531.9337655459</text:p>
          </table:table-cell>
          <table:table-cell table:formula="of:=[.P29]" office:value-type="float" office:value="462372.491923669" calcext:value-type="float">
            <text:p>462372.491923669</text:p>
          </table:table-cell>
        </table:table-row>
        <table:table-row table:style-name="ro1">
          <table:table-cell table:style-name="Default" office:value-type="string" calcext:value-type="string">
            <text:p>Final reserve (real)</text:p>
          </table:table-cell>
          <table:table-cell table:style-name="Default" table:number-columns-repeated="4"/>
          <table:table-cell/>
          <table:table-cell table:formula="of:=[.G23]/((1+[.$B$8]/100)^([.G12]-[.$B$1]))" office:value-type="float" office:value="643772.682" calcext:value-type="float">
            <text:p>643772.682</text:p>
          </table:table-cell>
          <table:table-cell table:formula="of:=[.H23]/((1+[.$B$8]/100)^([.H12]-[.$B$1]))" office:value-type="float" office:value="854462.22975701" calcext:value-type="float">
            <text:p>854462.22975701</text:p>
          </table:table-cell>
          <table:table-cell table:formula="of:=[.I23]/((1+[.$B$8]/100)^([.I12]-[.$B$1]))" office:value-type="float" office:value="889013.655126038" calcext:value-type="float">
            <text:p>889013.655126038</text:p>
          </table:table-cell>
          <table:table-cell table:formula="of:=[.J23]/((1+[.$B$8]/100)^([.J12]-[.$B$1]))" office:value-type="float" office:value="291869.259460131" calcext:value-type="float">
            <text:p>291869.259460131</text:p>
          </table:table-cell>
          <table:table-cell table:formula="of:=[.K23]/((1+[.$B$8]/100)^([.K12]-[.$B$1]))" office:value-type="float" office:value="573186.441283306" calcext:value-type="float">
            <text:p>573186.441283306</text:p>
          </table:table-cell>
          <table:table-cell table:formula="of:=[.L23]/((1+[.$B$8]/100)^([.L12]-[.$B$1]))" office:value-type="float" office:value="234995.358025674" calcext:value-type="float">
            <text:p>234995.358025674</text:p>
          </table:table-cell>
          <table:table-cell table:formula="of:=[.M23]/((1+[.$B$8]/100)^([.M12]-[.$B$1]))" office:value-type="float" office:value="454375.603427063" calcext:value-type="float">
            <text:p>454375.603427063</text:p>
          </table:table-cell>
          <table:table-cell table:formula="of:=[.N23]/((1+[.$B$8]/100)^([.N12]-[.$B$1]))" office:value-type="float" office:value="611905.283493847" calcext:value-type="float">
            <text:p>611905.283493847</text:p>
          </table:table-cell>
          <table:table-cell table:formula="of:=[.O23]/((1+[.$B$8]/100)^([.O12]-[.$B$1]))" office:value-type="float" office:value="876740.483559383" calcext:value-type="float">
            <text:p>876740.483559383</text:p>
          </table:table-cell>
          <table:table-cell table:formula="of:=[.P23]/((1+[.$B$8]/100)^([.P12]-[.$B$1]))" office:value-type="float" office:value="900375.492969488" calcext:value-type="float">
            <text:p>900375.492969488</text:p>
          </table:table-cell>
        </table:table-row>
        <table:table-row table:style-name="ro1">
          <table:table-cell table:style-name="Default" office:value-type="string" calcext:value-type="string">
            <text:p>Final reserve (nominal)</text:p>
          </table:table-cell>
          <table:table-cell table:style-name="Default" table:number-columns-repeated="4"/>
          <table:table-cell/>
          <table:table-cell table:formula="of:=([.G15]+[.G19]-[.G21])*(1+[.$B$9]/100)" office:value-type="float" office:value="643772.682" calcext:value-type="float">
            <text:p>643772.682</text:p>
          </table:table-cell>
          <table:table-cell table:formula="of:=([.H15]+[.H19]-[.H21])*(1+[.$B$9]/100)" office:value-type="float" office:value="914274.585840001" calcext:value-type="float">
            <text:p>914274.585840001</text:p>
          </table:table-cell>
          <table:table-cell table:formula="of:=([.I15]+[.I19]-[.I21])*(1+[.$B$9]/100)" office:value-type="float" office:value="1017831.7337538" calcext:value-type="float">
            <text:p>1017831.7337538</text:p>
          </table:table-cell>
          <table:table-cell table:formula="of:=([.J15]+[.J19]-[.J21])*(1+[.$B$9]/100)" office:value-type="float" office:value="357552.393216817" calcext:value-type="float">
            <text:p>357552.393216817</text:p>
          </table:table-cell>
          <table:table-cell table:formula="of:=([.K15]+[.K19]-[.K21])*(1+[.$B$9]/100)" office:value-type="float" office:value="751330.500220257" calcext:value-type="float">
            <text:p>751330.500220257</text:p>
          </table:table-cell>
          <table:table-cell table:formula="of:=([.L15]+[.L19]-[.L21])*(1+[.$B$9]/100)" office:value-type="float" office:value="329593.146105375" calcext:value-type="float">
            <text:p>329593.146105375</text:p>
          </table:table-cell>
          <table:table-cell table:formula="of:=([.M15]+[.M19]-[.M21])*(1+[.$B$9]/100)" office:value-type="float" office:value="681895.259202699" calcext:value-type="float">
            <text:p>681895.259202699</text:p>
          </table:table-cell>
          <table:table-cell table:formula="of:=([.N15]+[.N19]-[.N21])*(1+[.$B$9]/100)" office:value-type="float" office:value="982586.169593703" calcext:value-type="float">
            <text:p>982586.169593703</text:p>
          </table:table-cell>
          <table:table-cell table:formula="of:=([.O15]+[.O19]-[.O21])*(1+[.$B$9]/100)" office:value-type="float" office:value="1506403.38215089" calcext:value-type="float">
            <text:p>1506403.38215089</text:p>
          </table:table-cell>
          <table:table-cell table:formula="of:=([.P15]+[.P19]-[.P21])*(1+[.$B$9]/100)" office:value-type="float" office:value="1655303.61968709" calcext:value-type="float">
            <text:p>1655303.61968709</text:p>
          </table:table-cell>
        </table:table-row>
        <table:table-row table:style-name="ro1">
          <table:table-cell table:style-name="Default" office:value-type="string" calcext:value-type="string">
            <text:p>Final reserve OK?</text:p>
          </table:table-cell>
          <table:table-cell table:style-name="Default" table:number-columns-repeated="4"/>
          <table:table-cell/>
          <table:table-cell table:style-name="ce9" table:formula="of:=IF([.G23]&gt;=[.G16]/4;&quot;&quot;;&quot;NOT OK&quot;)">
            <text:p/>
          </table:table-cell>
          <table:table-cell table:style-name="ce9" table:formula="of:=IF([.H23]&gt;=[.H16]/4;&quot;&quot;;&quot;NOT OK&quot;)">
            <text:p/>
          </table:table-cell>
          <table:table-cell table:style-name="ce9" table:formula="of:=IF([.I23]&gt;=[.I16]/4;&quot;&quot;;&quot;NOT OK&quot;)">
            <text:p/>
          </table:table-cell>
          <table:table-cell table:style-name="ce9" table:formula="of:=IF([.J23]&gt;=[.J16]/4;&quot;&quot;;&quot;NOT OK&quot;)">
            <text:p/>
          </table:table-cell>
          <table:table-cell table:style-name="ce9" table:formula="of:=IF([.K23]&gt;=[.K16]/4;&quot;&quot;;&quot;NOT OK&quot;)">
            <text:p/>
          </table:table-cell>
          <table:table-cell table:style-name="ce9" table:formula="of:=IF([.L23]&gt;=[.L16]/4;&quot;&quot;;&quot;NOT OK&quot;)">
            <text:p/>
          </table:table-cell>
          <table:table-cell table:style-name="ce9" table:formula="of:=IF([.M23]&gt;=[.M16]/4;&quot;&quot;;&quot;NOT OK&quot;)">
            <text:p/>
          </table:table-cell>
          <table:table-cell table:style-name="ce9" table:formula="of:=IF([.N23]&gt;=[.N16]/4;&quot;&quot;;&quot;NOT OK&quot;)">
            <text:p/>
          </table:table-cell>
          <table:table-cell table:style-name="ce9" table:formula="of:=IF([.O23]&gt;=[.O16]/4;&quot;&quot;;&quot;NOT OK&quot;)">
            <text:p/>
          </table:table-cell>
          <table:table-cell table:style-name="ce9" table:formula="of:=IF([.P23]&gt;=[.P16]/4;&quot;&quot;;&quot;NOT OK&quot;)">
            <text:p/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Default" table:number-columns-repeated="4"/>
          <table:table-cell/>
          <table:table-cell table:formula="of:=[.$B$1]" office:value-type="float" office:value="2018" calcext:value-type="float">
            <text:p>2018</text:p>
          </table:table-cell>
          <table:table-cell table:formula="of:=[.G27]+1" office:value-type="float" office:value="2019" calcext:value-type="float">
            <text:p>2019</text:p>
          </table:table-cell>
          <table:table-cell table:formula="of:=[.H27]+1" office:value-type="float" office:value="2020" calcext:value-type="float">
            <text:p>2020</text:p>
          </table:table-cell>
          <table:table-cell table:formula="of:=[.I27]+1" office:value-type="float" office:value="2021" calcext:value-type="float">
            <text:p>2021</text:p>
          </table:table-cell>
          <table:table-cell table:formula="of:=[.J27]+1" office:value-type="float" office:value="2022" calcext:value-type="float">
            <text:p>2022</text:p>
          </table:table-cell>
          <table:table-cell table:formula="of:=[.K27]+1" office:value-type="float" office:value="2023" calcext:value-type="float">
            <text:p>2023</text:p>
          </table:table-cell>
          <table:table-cell table:formula="of:=[.L27]+1" office:value-type="float" office:value="2024" calcext:value-type="float">
            <text:p>2024</text:p>
          </table:table-cell>
          <table:table-cell table:formula="of:=[.M27]+1" office:value-type="float" office:value="2025" calcext:value-type="float">
            <text:p>2025</text:p>
          </table:table-cell>
          <table:table-cell table:formula="of:=[.N27]+1" office:value-type="float" office:value="2026" calcext:value-type="float">
            <text:p>2026</text:p>
          </table:table-cell>
          <table:table-cell table:formula="of:=[.O27]+1" office:value-type="float" office:value="2027" calcext:value-type="float">
            <text:p>2027</text:p>
          </table:table-cell>
        </table:table-row>
        <table:table-row table:style-name="ro1">
          <table:table-cell table:style-name="Default" office:value-type="string" calcext:value-type="string">
            <text:p>Ten Year Plan Amount (Real)</text:p>
          </table:table-cell>
          <table:table-cell table:style-name="Default" table:number-columns-repeated="4"/>
          <table:table-cell/>
          <table:table-cell table:formula="of:=SUM([.G34:.G105])" office:value-type="float" office:value="286500" calcext:value-type="float">
            <text:p>286500</text:p>
          </table:table-cell>
          <table:table-cell table:formula="of:=SUM([.H34:.H105])" office:value-type="float" office:value="77500" calcext:value-type="float">
            <text:p>77500</text:p>
          </table:table-cell>
          <table:table-cell table:formula="of:=SUM([.I34:.I105])" office:value-type="float" office:value="241500" calcext:value-type="float">
            <text:p>241500</text:p>
          </table:table-cell>
          <table:table-cell table:formula="of:=SUM([.J34:.J105])" office:value-type="float" office:value="842500" calcext:value-type="float">
            <text:p>842500</text:p>
          </table:table-cell>
          <table:table-cell table:formula="of:=SUM([.K34:.K105])" office:value-type="float" office:value="16500" calcext:value-type="float">
            <text:p>16500</text:p>
          </table:table-cell>
          <table:table-cell table:formula="of:=SUM([.L34:.L105])" office:value-type="float" office:value="601500" calcext:value-type="float">
            <text:p>601500</text:p>
          </table:table-cell>
          <table:table-cell table:formula="of:=SUM([.M34:.M105])" office:value-type="float" office:value="76500" calcext:value-type="float">
            <text:p>76500</text:p>
          </table:table-cell>
          <table:table-cell table:formula="of:=SUM([.N34:.N105])" office:value-type="float" office:value="131500" calcext:value-type="float">
            <text:p>131500</text:p>
          </table:table-cell>
          <table:table-cell table:formula="of:=SUM([.O34:.O105])" office:value-type="float" office:value="26500" calcext:value-type="float">
            <text:p>26500</text:p>
          </table:table-cell>
          <table:table-cell table:formula="of:=SUM([.P34:.P105])" office:value-type="float" office:value="251500" calcext:value-type="float">
            <text:p>251500</text:p>
          </table:table-cell>
        </table:table-row>
        <table:table-row table:style-name="ro1">
          <table:table-cell table:style-name="Default" office:value-type="string" calcext:value-type="string">
            <text:p>Ten Year Plan Amount (Nominal)</text:p>
          </table:table-cell>
          <table:table-cell table:style-name="Default" table:number-columns-repeated="4"/>
          <table:table-cell/>
          <table:table-cell table:formula="of:=[.G28]*(1+[.$B$8]/100)^([.G$12]-[.$B$1])" office:value-type="float" office:value="286500" calcext:value-type="float">
            <text:p>286500</text:p>
          </table:table-cell>
          <table:table-cell table:formula="of:=[.H28]*(1+[.$B$8]/100)^([.H$12]-[.$B$1])" office:value-type="float" office:value="82925" calcext:value-type="float">
            <text:p>82925</text:p>
          </table:table-cell>
          <table:table-cell table:formula="of:=[.I28]*(1+[.$B$8]/100)^([.I$12]-[.$B$1])" office:value-type="float" office:value="276493.35" calcext:value-type="float">
            <text:p>276493.35</text:p>
          </table:table-cell>
          <table:table-cell table:formula="of:=[.J28]*(1+[.$B$8]/100)^([.J$12]-[.$B$1])" office:value-type="float" office:value="1032098.7275" calcext:value-type="float">
            <text:p>1032098.7275</text:p>
          </table:table-cell>
          <table:table-cell table:formula="of:=[.K28]*(1+[.$B$8]/100)^([.K$12]-[.$B$1])" office:value-type="float" office:value="21628.134165" calcext:value-type="float">
            <text:p>21628.134165</text:p>
          </table:table-cell>
          <table:table-cell table:formula="of:=[.L28]*(1+[.$B$8]/100)^([.L$12]-[.$B$1])" office:value-type="float" office:value="843634.86601605" calcext:value-type="float">
            <text:p>843634.86601605</text:p>
          </table:table-cell>
          <table:table-cell table:formula="of:=[.M28]*(1+[.$B$8]/100)^([.M$12]-[.$B$1])" office:value-type="float" office:value="114805.871916449" calcext:value-type="float">
            <text:p>114805.871916449</text:p>
          </table:table-cell>
          <table:table-cell table:formula="of:=[.N28]*(1+[.$B$8]/100)^([.N$12]-[.$B$1])" office:value-type="float" office:value="211160.264156914" calcext:value-type="float">
            <text:p>211160.264156914</text:p>
          </table:table-cell>
          <table:table-cell table:formula="of:=[.O28]*(1+[.$B$8]/100)^([.O$12]-[.$B$1])" office:value-type="float" office:value="45531.9337655459" calcext:value-type="float">
            <text:p>45531.9337655459</text:p>
          </table:table-cell>
          <table:table-cell table:formula="of:=[.P28]*(1+[.$B$8]/100)^([.P$12]-[.$B$1])" office:value-type="float" office:value="462372.491923669" calcext:value-type="float">
            <text:p>462372.491923669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ce4" office:value-type="string" calcext:value-type="string">
            <text:p>Ten Year Plan Detail</text:p>
          </table:table-cell>
          <table:table-cell table:style-name="Default" table:number-columns-repeated="4"/>
          <table:table-cell table:number-columns-repeated="11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Start Year</text:p>
          </table:table-cell>
          <table:table-cell table:style-name="ce3" office:value-type="string" calcext:value-type="string">
            <text:p>End Yea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Annual amount (real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painting woodwork</text:p>
          </table:table-cell>
          <table:table-cell table:formula="of:=[.$B$1]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2]&lt;[.$B34];[.G$12]&gt;[.$C34]);0;IF(MOD([.G$12]-[.$B34]; [.$D34]) = 0; [.$E34]; 0))" office:value-type="float" office:value="270000" calcext:value-type="float">
            <text:p>270000</text:p>
          </table:table-cell>
          <table:table-cell table:formula="of:=IF(OR([.H$12]&lt;[.$B34];[.H$12]&gt;[.$C34]);0;IF(MOD([.H$12]-[.$B34]; [.$D34]) = 0; [.$E34]; 0))" office:value-type="float" office:value="0" calcext:value-type="float">
            <text:p>0</text:p>
          </table:table-cell>
          <table:table-cell table:formula="of:=IF(OR([.I$12]&lt;[.$B34];[.I$12]&gt;[.$C34]);0;IF(MOD([.I$12]-[.$B34]; [.$D34]) = 0; [.$E34]; 0))" office:value-type="float" office:value="0" calcext:value-type="float">
            <text:p>0</text:p>
          </table:table-cell>
          <table:table-cell table:formula="of:=IF(OR([.J$12]&lt;[.$B34];[.J$12]&gt;[.$C34]);0;IF(MOD([.J$12]-[.$B34]; [.$D34]) = 0; [.$E34]; 0))" office:value-type="float" office:value="0" calcext:value-type="float">
            <text:p>0</text:p>
          </table:table-cell>
          <table:table-cell table:formula="of:=IF(OR([.K$12]&lt;[.$B34];[.K$12]&gt;[.$C34]);0;IF(MOD([.K$12]-[.$B34]; [.$D34]) = 0; [.$E34]; 0))" office:value-type="float" office:value="0" calcext:value-type="float">
            <text:p>0</text:p>
          </table:table-cell>
          <table:table-cell table:formula="of:=IF(OR([.L$12]&lt;[.$B34];[.L$12]&gt;[.$C34]);0;IF(MOD([.L$12]-[.$B34]; [.$D34]) = 0; [.$E34]; 0))" office:value-type="float" office:value="0" calcext:value-type="float">
            <text:p>0</text:p>
          </table:table-cell>
          <table:table-cell table:formula="of:=IF(OR([.M$12]&lt;[.$B34];[.M$12]&gt;[.$C34]);0;IF(MOD([.M$12]-[.$B34]; [.$D34]) = 0; [.$E34]; 0))" office:value-type="float" office:value="0" calcext:value-type="float">
            <text:p>0</text:p>
          </table:table-cell>
          <table:table-cell table:formula="of:=IF(OR([.N$12]&lt;[.$B34];[.N$12]&gt;[.$C34]);0;IF(MOD([.N$12]-[.$B34]; [.$D34]) = 0; [.$E34]; 0))" office:value-type="float" office:value="0" calcext:value-type="float">
            <text:p>0</text:p>
          </table:table-cell>
          <table:table-cell table:formula="of:=IF(OR([.O$12]&lt;[.$B34];[.O$12]&gt;[.$C34]);0;IF(MOD([.O$12]-[.$B34]; [.$D34]) = 0; [.$E34]; 0))" office:value-type="float" office:value="0" calcext:value-type="float">
            <text:p>0</text:p>
          </table:table-cell>
          <table:table-cell table:formula="of:=IF(OR([.P$12]&lt;[.$B34];[.P$12]&gt;[.$C34]);0;IF(MOD([.P$12]-[.$B34]; [.$D34]) = 0; [.$E34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70000" calcext:value-type="float">
            <text:p>670000</text:p>
          </table:table-cell>
          <table:table-cell/>
          <table:table-cell table:formula="of:=IF(OR([.G$12]&lt;[.$B35];[.G$12]&gt;[.$C35]);0;IF(MOD([.G$12]-[.$B35]; [.$D35]) = 0; [.$E35]; 0))" office:value-type="float" office:value="0" calcext:value-type="float">
            <text:p>0</text:p>
          </table:table-cell>
          <table:table-cell table:formula="of:=IF(OR([.H$12]&lt;[.$B35];[.H$12]&gt;[.$C35]);0;IF(MOD([.H$12]-[.$B35]; [.$D35]) = 0; [.$E35]; 0))" office:value-type="float" office:value="0" calcext:value-type="float">
            <text:p>0</text:p>
          </table:table-cell>
          <table:table-cell table:formula="of:=IF(OR([.I$12]&lt;[.$B35];[.I$12]&gt;[.$C35]);0;IF(MOD([.I$12]-[.$B35]; [.$D35]) = 0; [.$E35]; 0))" office:value-type="float" office:value="0" calcext:value-type="float">
            <text:p>0</text:p>
          </table:table-cell>
          <table:table-cell table:formula="of:=IF(OR([.J$12]&lt;[.$B35];[.J$12]&gt;[.$C35]);0;IF(MOD([.J$12]-[.$B35]; [.$D35]) = 0; [.$E35]; 0))" office:value-type="float" office:value="670000" calcext:value-type="float">
            <text:p>670000</text:p>
          </table:table-cell>
          <table:table-cell table:formula="of:=IF(OR([.K$12]&lt;[.$B35];[.K$12]&gt;[.$C35]);0;IF(MOD([.K$12]-[.$B35]; [.$D35]) = 0; [.$E35]; 0))" office:value-type="float" office:value="0" calcext:value-type="float">
            <text:p>0</text:p>
          </table:table-cell>
          <table:table-cell table:formula="of:=IF(OR([.L$12]&lt;[.$B35];[.L$12]&gt;[.$C35]);0;IF(MOD([.L$12]-[.$B35]; [.$D35]) = 0; [.$E35]; 0))" office:value-type="float" office:value="0" calcext:value-type="float">
            <text:p>0</text:p>
          </table:table-cell>
          <table:table-cell table:formula="of:=IF(OR([.M$12]&lt;[.$B35];[.M$12]&gt;[.$C35]);0;IF(MOD([.M$12]-[.$B35]; [.$D35]) = 0; [.$E35]; 0))" office:value-type="float" office:value="0" calcext:value-type="float">
            <text:p>0</text:p>
          </table:table-cell>
          <table:table-cell table:formula="of:=IF(OR([.N$12]&lt;[.$B35];[.N$12]&gt;[.$C35]);0;IF(MOD([.N$12]-[.$B35]; [.$D35]) = 0; [.$E35]; 0))" office:value-type="float" office:value="0" calcext:value-type="float">
            <text:p>0</text:p>
          </table:table-cell>
          <table:table-cell table:formula="of:=IF(OR([.O$12]&lt;[.$B35];[.O$12]&gt;[.$C35]);0;IF(MOD([.O$12]-[.$B35]; [.$D35]) = 0; [.$E35]; 0))" office:value-type="float" office:value="0" calcext:value-type="float">
            <text:p>0</text:p>
          </table:table-cell>
          <table:table-cell table:formula="of:=IF(OR([.P$12]&lt;[.$B35];[.P$12]&gt;[.$C35]);0;IF(MOD([.P$12]-[.$B35]; [.$D35]) = 0; [.$E35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2]&lt;[.$B36];[.G$12]&gt;[.$C36]);0;IF(MOD([.G$12]-[.$B36]; [.$D36]) = 0; [.$E36]; 0))" office:value-type="float" office:value="0" calcext:value-type="float">
            <text:p>0</text:p>
          </table:table-cell>
          <table:table-cell table:formula="of:=IF(OR([.H$12]&lt;[.$B36];[.H$12]&gt;[.$C36]);0;IF(MOD([.H$12]-[.$B36]; [.$D36]) = 0; [.$E36]; 0))" office:value-type="float" office:value="0" calcext:value-type="float">
            <text:p>0</text:p>
          </table:table-cell>
          <table:table-cell table:formula="of:=IF(OR([.I$12]&lt;[.$B36];[.I$12]&gt;[.$C36]);0;IF(MOD([.I$12]-[.$B36]; [.$D36]) = 0; [.$E36]; 0))" office:value-type="float" office:value="0" calcext:value-type="float">
            <text:p>0</text:p>
          </table:table-cell>
          <table:table-cell table:formula="of:=IF(OR([.J$12]&lt;[.$B36];[.J$12]&gt;[.$C36]);0;IF(MOD([.J$12]-[.$B36]; [.$D36]) = 0; [.$E36]; 0))" office:value-type="float" office:value="0" calcext:value-type="float">
            <text:p>0</text:p>
          </table:table-cell>
          <table:table-cell table:formula="of:=IF(OR([.K$12]&lt;[.$B36];[.K$12]&gt;[.$C36]);0;IF(MOD([.K$12]-[.$B36]; [.$D36]) = 0; [.$E36]; 0))" office:value-type="float" office:value="0" calcext:value-type="float">
            <text:p>0</text:p>
          </table:table-cell>
          <table:table-cell table:formula="of:=IF(OR([.L$12]&lt;[.$B36];[.L$12]&gt;[.$C36]);0;IF(MOD([.L$12]-[.$B36]; [.$D36]) = 0; [.$E36]; 0))" office:value-type="float" office:value="240000" calcext:value-type="float">
            <text:p>240000</text:p>
          </table:table-cell>
          <table:table-cell table:formula="of:=IF(OR([.M$12]&lt;[.$B36];[.M$12]&gt;[.$C36]);0;IF(MOD([.M$12]-[.$B36]; [.$D36]) = 0; [.$E36]; 0))" office:value-type="float" office:value="0" calcext:value-type="float">
            <text:p>0</text:p>
          </table:table-cell>
          <table:table-cell table:formula="of:=IF(OR([.N$12]&lt;[.$B36];[.N$12]&gt;[.$C36]);0;IF(MOD([.N$12]-[.$B36]; [.$D36]) = 0; [.$E36]; 0))" office:value-type="float" office:value="0" calcext:value-type="float">
            <text:p>0</text:p>
          </table:table-cell>
          <table:table-cell table:formula="of:=IF(OR([.O$12]&lt;[.$B36];[.O$12]&gt;[.$C36]);0;IF(MOD([.O$12]-[.$B36]; [.$D36]) = 0; [.$E36]; 0))" office:value-type="float" office:value="0" calcext:value-type="float">
            <text:p>0</text:p>
          </table:table-cell>
          <table:table-cell table:formula="of:=IF(OR([.P$12]&lt;[.$B36];[.P$12]&gt;[.$C36]);0;IF(MOD([.P$12]-[.$B36]; [.$D36]) = 0; [.$E36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2]&lt;[.$B37];[.G$12]&gt;[.$C37]);0;IF(MOD([.G$12]-[.$B37]; [.$D37]) = 0; [.$E37]; 0))" office:value-type="float" office:value="0" calcext:value-type="float">
            <text:p>0</text:p>
          </table:table-cell>
          <table:table-cell table:formula="of:=IF(OR([.H$12]&lt;[.$B37];[.H$12]&gt;[.$C37]);0;IF(MOD([.H$12]-[.$B37]; [.$D37]) = 0; [.$E37]; 0))" office:value-type="float" office:value="0" calcext:value-type="float">
            <text:p>0</text:p>
          </table:table-cell>
          <table:table-cell table:formula="of:=IF(OR([.I$12]&lt;[.$B37];[.I$12]&gt;[.$C37]);0;IF(MOD([.I$12]-[.$B37]; [.$D37]) = 0; [.$E37]; 0))" office:value-type="float" office:value="100000" calcext:value-type="float">
            <text:p>100000</text:p>
          </table:table-cell>
          <table:table-cell table:formula="of:=IF(OR([.J$12]&lt;[.$B37];[.J$12]&gt;[.$C37]);0;IF(MOD([.J$12]-[.$B37]; [.$D37]) = 0; [.$E37]; 0))" office:value-type="float" office:value="0" calcext:value-type="float">
            <text:p>0</text:p>
          </table:table-cell>
          <table:table-cell table:formula="of:=IF(OR([.K$12]&lt;[.$B37];[.K$12]&gt;[.$C37]);0;IF(MOD([.K$12]-[.$B37]; [.$D37]) = 0; [.$E37]; 0))" office:value-type="float" office:value="0" calcext:value-type="float">
            <text:p>0</text:p>
          </table:table-cell>
          <table:table-cell table:formula="of:=IF(OR([.L$12]&lt;[.$B37];[.L$12]&gt;[.$C37]);0;IF(MOD([.L$12]-[.$B37]; [.$D37]) = 0; [.$E37]; 0))" office:value-type="float" office:value="0" calcext:value-type="float">
            <text:p>0</text:p>
          </table:table-cell>
          <table:table-cell table:formula="of:=IF(OR([.M$12]&lt;[.$B37];[.M$12]&gt;[.$C37]);0;IF(MOD([.M$12]-[.$B37]; [.$D37]) = 0; [.$E37]; 0))" office:value-type="float" office:value="0" calcext:value-type="float">
            <text:p>0</text:p>
          </table:table-cell>
          <table:table-cell table:formula="of:=IF(OR([.N$12]&lt;[.$B37];[.N$12]&gt;[.$C37]);0;IF(MOD([.N$12]-[.$B37]; [.$D37]) = 0; [.$E37]; 0))" office:value-type="float" office:value="0" calcext:value-type="float">
            <text:p>0</text:p>
          </table:table-cell>
          <table:table-cell table:formula="of:=IF(OR([.O$12]&lt;[.$B37];[.O$12]&gt;[.$C37]);0;IF(MOD([.O$12]-[.$B37]; [.$D37]) = 0; [.$E37]; 0))" office:value-type="float" office:value="0" calcext:value-type="float">
            <text:p>0</text:p>
          </table:table-cell>
          <table:table-cell table:formula="of:=IF(OR([.P$12]&lt;[.$B37];[.P$12]&gt;[.$C37]);0;IF(MOD([.P$12]-[.$B37]; [.$D37]) = 0; [.$E37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-wise plant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2]&lt;[.$B38];[.G$12]&gt;[.$C38]);0;IF(MOD([.G$12]-[.$B38]; [.$D38]) = 0; [.$E38]; 0))" office:value-type="float" office:value="5000" calcext:value-type="float">
            <text:p>5000</text:p>
          </table:table-cell>
          <table:table-cell table:formula="of:=IF(OR([.H$12]&lt;[.$B38];[.H$12]&gt;[.$C38]);0;IF(MOD([.H$12]-[.$B38]; [.$D38]) = 0; [.$E38]; 0))" office:value-type="float" office:value="5000" calcext:value-type="float">
            <text:p>5000</text:p>
          </table:table-cell>
          <table:table-cell table:formula="of:=IF(OR([.I$12]&lt;[.$B38];[.I$12]&gt;[.$C38]);0;IF(MOD([.I$12]-[.$B38]; [.$D38]) = 0; [.$E38]; 0))" office:value-type="float" office:value="5000" calcext:value-type="float">
            <text:p>5000</text:p>
          </table:table-cell>
          <table:table-cell table:formula="of:=IF(OR([.J$12]&lt;[.$B38];[.J$12]&gt;[.$C38]);0;IF(MOD([.J$12]-[.$B38]; [.$D38]) = 0; [.$E38]; 0))" office:value-type="float" office:value="5000" calcext:value-type="float">
            <text:p>5000</text:p>
          </table:table-cell>
          <table:table-cell table:formula="of:=IF(OR([.K$12]&lt;[.$B38];[.K$12]&gt;[.$C38]);0;IF(MOD([.K$12]-[.$B38]; [.$D38]) = 0; [.$E38]; 0))" office:value-type="float" office:value="5000" calcext:value-type="float">
            <text:p>5000</text:p>
          </table:table-cell>
          <table:table-cell table:formula="of:=IF(OR([.L$12]&lt;[.$B38];[.L$12]&gt;[.$C38]);0;IF(MOD([.L$12]-[.$B38]; [.$D38]) = 0; [.$E38]; 0))" office:value-type="float" office:value="5000" calcext:value-type="float">
            <text:p>5000</text:p>
          </table:table-cell>
          <table:table-cell table:formula="of:=IF(OR([.M$12]&lt;[.$B38];[.M$12]&gt;[.$C38]);0;IF(MOD([.M$12]-[.$B38]; [.$D38]) = 0; [.$E38]; 0))" office:value-type="float" office:value="5000" calcext:value-type="float">
            <text:p>5000</text:p>
          </table:table-cell>
          <table:table-cell table:formula="of:=IF(OR([.N$12]&lt;[.$B38];[.N$12]&gt;[.$C38]);0;IF(MOD([.N$12]-[.$B38]; [.$D38]) = 0; [.$E38]; 0))" office:value-type="float" office:value="5000" calcext:value-type="float">
            <text:p>5000</text:p>
          </table:table-cell>
          <table:table-cell table:formula="of:=IF(OR([.O$12]&lt;[.$B38];[.O$12]&gt;[.$C38]);0;IF(MOD([.O$12]-[.$B38]; [.$D38]) = 0; [.$E38]; 0))" office:value-type="float" office:value="5000" calcext:value-type="float">
            <text:p>5000</text:p>
          </table:table-cell>
          <table:table-cell table:formula="of:=IF(OR([.P$12]&lt;[.$B38];[.P$12]&gt;[.$C38]);0;IF(MOD([.P$12]-[.$B38]; [.$D38]) = 0; [.$E38]; 0)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2]&lt;[.$B39];[.G$12]&gt;[.$C39]);0;IF(MOD([.G$12]-[.$B39]; [.$D39]) = 0; [.$E39]; 0))" office:value-type="float" office:value="0" calcext:value-type="float">
            <text:p>0</text:p>
          </table:table-cell>
          <table:table-cell table:formula="of:=IF(OR([.H$12]&lt;[.$B39];[.H$12]&gt;[.$C39]);0;IF(MOD([.H$12]-[.$B39]; [.$D39]) = 0; [.$E39]; 0))" office:value-type="float" office:value="0" calcext:value-type="float">
            <text:p>0</text:p>
          </table:table-cell>
          <table:table-cell table:formula="of:=IF(OR([.I$12]&lt;[.$B39];[.I$12]&gt;[.$C39]);0;IF(MOD([.I$12]-[.$B39]; [.$D39]) = 0; [.$E39]; 0))" office:value-type="float" office:value="0" calcext:value-type="float">
            <text:p>0</text:p>
          </table:table-cell>
          <table:table-cell table:formula="of:=IF(OR([.J$12]&lt;[.$B39];[.J$12]&gt;[.$C39]);0;IF(MOD([.J$12]-[.$B39]; [.$D39]) = 0; [.$E39]; 0))" office:value-type="float" office:value="0" calcext:value-type="float">
            <text:p>0</text:p>
          </table:table-cell>
          <table:table-cell table:formula="of:=IF(OR([.K$12]&lt;[.$B39];[.K$12]&gt;[.$C39]);0;IF(MOD([.K$12]-[.$B39]; [.$D39]) = 0; [.$E39]; 0))" office:value-type="float" office:value="0" calcext:value-type="float">
            <text:p>0</text:p>
          </table:table-cell>
          <table:table-cell table:formula="of:=IF(OR([.L$12]&lt;[.$B39];[.L$12]&gt;[.$C39]);0;IF(MOD([.L$12]-[.$B39]; [.$D39]) = 0; [.$E39]; 0))" office:value-type="float" office:value="0" calcext:value-type="float">
            <text:p>0</text:p>
          </table:table-cell>
          <table:table-cell table:formula="of:=IF(OR([.M$12]&lt;[.$B39];[.M$12]&gt;[.$C39]);0;IF(MOD([.M$12]-[.$B39]; [.$D39]) = 0; [.$E39]; 0))" office:value-type="float" office:value="0" calcext:value-type="float">
            <text:p>0</text:p>
          </table:table-cell>
          <table:table-cell table:formula="of:=IF(OR([.N$12]&lt;[.$B39];[.N$12]&gt;[.$C39]);0;IF(MOD([.N$12]-[.$B39]; [.$D39]) = 0; [.$E39]; 0))" office:value-type="float" office:value="80000" calcext:value-type="float">
            <text:p>80000</text:p>
          </table:table-cell>
          <table:table-cell table:formula="of:=IF(OR([.O$12]&lt;[.$B39];[.O$12]&gt;[.$C39]);0;IF(MOD([.O$12]-[.$B39]; [.$D39]) = 0; [.$E39]; 0))" office:value-type="float" office:value="0" calcext:value-type="float">
            <text:p>0</text:p>
          </table:table-cell>
          <table:table-cell table:formula="of:=IF(OR([.P$12]&lt;[.$B39];[.P$12]&gt;[.$C39]);0;IF(MOD([.P$12]-[.$B39]; [.$D39]) = 0; [.$E39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2]&lt;[.$B40];[.G$12]&gt;[.$C40]);0;IF(MOD([.G$12]-[.$B40]; [.$D40]) = 0; [.$E40]; 0))" office:value-type="float" office:value="0" calcext:value-type="float">
            <text:p>0</text:p>
          </table:table-cell>
          <table:table-cell table:formula="of:=IF(OR([.H$12]&lt;[.$B40];[.H$12]&gt;[.$C40]);0;IF(MOD([.H$12]-[.$B40]; [.$D40]) = 0; [.$E40]; 0))" office:value-type="float" office:value="0" calcext:value-type="float">
            <text:p>0</text:p>
          </table:table-cell>
          <table:table-cell table:formula="of:=IF(OR([.I$12]&lt;[.$B40];[.I$12]&gt;[.$C40]);0;IF(MOD([.I$12]-[.$B40]; [.$D40]) = 0; [.$E40]; 0))" office:value-type="float" office:value="125000" calcext:value-type="float">
            <text:p>125000</text:p>
          </table:table-cell>
          <table:table-cell table:formula="of:=IF(OR([.J$12]&lt;[.$B40];[.J$12]&gt;[.$C40]);0;IF(MOD([.J$12]-[.$B40]; [.$D40]) = 0; [.$E40]; 0))" office:value-type="float" office:value="125000" calcext:value-type="float">
            <text:p>125000</text:p>
          </table:table-cell>
          <table:table-cell table:formula="of:=IF(OR([.K$12]&lt;[.$B40];[.K$12]&gt;[.$C40]);0;IF(MOD([.K$12]-[.$B40]; [.$D40]) = 0; [.$E40]; 0))" office:value-type="float" office:value="0" calcext:value-type="float">
            <text:p>0</text:p>
          </table:table-cell>
          <table:table-cell table:formula="of:=IF(OR([.L$12]&lt;[.$B40];[.L$12]&gt;[.$C40]);0;IF(MOD([.L$12]-[.$B40]; [.$D40]) = 0; [.$E40]; 0))" office:value-type="float" office:value="0" calcext:value-type="float">
            <text:p>0</text:p>
          </table:table-cell>
          <table:table-cell table:formula="of:=IF(OR([.M$12]&lt;[.$B40];[.M$12]&gt;[.$C40]);0;IF(MOD([.M$12]-[.$B40]; [.$D40]) = 0; [.$E40]; 0))" office:value-type="float" office:value="0" calcext:value-type="float">
            <text:p>0</text:p>
          </table:table-cell>
          <table:table-cell table:formula="of:=IF(OR([.N$12]&lt;[.$B40];[.N$12]&gt;[.$C40]);0;IF(MOD([.N$12]-[.$B40]; [.$D40]) = 0; [.$E40]; 0))" office:value-type="float" office:value="0" calcext:value-type="float">
            <text:p>0</text:p>
          </table:table-cell>
          <table:table-cell table:formula="of:=IF(OR([.O$12]&lt;[.$B40];[.O$12]&gt;[.$C40]);0;IF(MOD([.O$12]-[.$B40]; [.$D40]) = 0; [.$E40]; 0))" office:value-type="float" office:value="0" calcext:value-type="float">
            <text:p>0</text:p>
          </table:table-cell>
          <table:table-cell table:formula="of:=IF(OR([.P$12]&lt;[.$B40];[.P$12]&gt;[.$C40]);0;IF(MOD([.P$12]-[.$B40]; [.$D40]) = 0; [.$E40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bre-optic installation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2]&lt;[.$B41];[.G$12]&gt;[.$C41]);0;IF(MOD([.G$12]-[.$B41]; [.$D41]) = 0; [.$E41]; 0))" office:value-type="float" office:value="0" calcext:value-type="float">
            <text:p>0</text:p>
          </table:table-cell>
          <table:table-cell table:formula="of:=IF(OR([.H$12]&lt;[.$B41];[.H$12]&gt;[.$C41]);0;IF(MOD([.H$12]-[.$B41]; [.$D41]) = 0; [.$E41]; 0))" office:value-type="float" office:value="10000" calcext:value-type="float">
            <text:p>10000</text:p>
          </table:table-cell>
          <table:table-cell table:formula="of:=IF(OR([.I$12]&lt;[.$B41];[.I$12]&gt;[.$C41]);0;IF(MOD([.I$12]-[.$B41]; [.$D41]) = 0; [.$E41]; 0))" office:value-type="float" office:value="0" calcext:value-type="float">
            <text:p>0</text:p>
          </table:table-cell>
          <table:table-cell table:formula="of:=IF(OR([.J$12]&lt;[.$B41];[.J$12]&gt;[.$C41]);0;IF(MOD([.J$12]-[.$B41]; [.$D41]) = 0; [.$E41]; 0))" office:value-type="float" office:value="0" calcext:value-type="float">
            <text:p>0</text:p>
          </table:table-cell>
          <table:table-cell table:formula="of:=IF(OR([.K$12]&lt;[.$B41];[.K$12]&gt;[.$C41]);0;IF(MOD([.K$12]-[.$B41]; [.$D41]) = 0; [.$E41]; 0))" office:value-type="float" office:value="0" calcext:value-type="float">
            <text:p>0</text:p>
          </table:table-cell>
          <table:table-cell table:formula="of:=IF(OR([.L$12]&lt;[.$B41];[.L$12]&gt;[.$C41]);0;IF(MOD([.L$12]-[.$B41]; [.$D41]) = 0; [.$E41]; 0))" office:value-type="float" office:value="0" calcext:value-type="float">
            <text:p>0</text:p>
          </table:table-cell>
          <table:table-cell table:formula="of:=IF(OR([.M$12]&lt;[.$B41];[.M$12]&gt;[.$C41]);0;IF(MOD([.M$12]-[.$B41]; [.$D41]) = 0; [.$E41]; 0))" office:value-type="float" office:value="0" calcext:value-type="float">
            <text:p>0</text:p>
          </table:table-cell>
          <table:table-cell table:formula="of:=IF(OR([.N$12]&lt;[.$B41];[.N$12]&gt;[.$C41]);0;IF(MOD([.N$12]-[.$B41]; [.$D41]) = 0; [.$E41]; 0))" office:value-type="float" office:value="0" calcext:value-type="float">
            <text:p>0</text:p>
          </table:table-cell>
          <table:table-cell table:formula="of:=IF(OR([.O$12]&lt;[.$B41];[.O$12]&gt;[.$C41]);0;IF(MOD([.O$12]-[.$B41]; [.$D41]) = 0; [.$E41]; 0))" office:value-type="float" office:value="0" calcext:value-type="float">
            <text:p>0</text:p>
          </table:table-cell>
          <table:table-cell table:formula="of:=IF(OR([.P$12]&lt;[.$B41];[.P$12]&gt;[.$C41]);0;IF(MOD([.P$12]-[.$B41]; [.$D41]) = 0; [.$E41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2]&lt;[.$B42];[.G$12]&gt;[.$C42]);0;IF(MOD([.G$12]-[.$B42]; [.$D42]) = 0; [.$E42]; 0))" office:value-type="float" office:value="0" calcext:value-type="float">
            <text:p>0</text:p>
          </table:table-cell>
          <table:table-cell table:formula="of:=IF(OR([.H$12]&lt;[.$B42];[.H$12]&gt;[.$C42]);0;IF(MOD([.H$12]-[.$B42]; [.$D42]) = 0; [.$E42]; 0))" office:value-type="float" office:value="0" calcext:value-type="float">
            <text:p>0</text:p>
          </table:table-cell>
          <table:table-cell table:formula="of:=IF(OR([.I$12]&lt;[.$B42];[.I$12]&gt;[.$C42]);0;IF(MOD([.I$12]-[.$B42]; [.$D42]) = 0; [.$E42]; 0))" office:value-type="float" office:value="0" calcext:value-type="float">
            <text:p>0</text:p>
          </table:table-cell>
          <table:table-cell table:formula="of:=IF(OR([.J$12]&lt;[.$B42];[.J$12]&gt;[.$C42]);0;IF(MOD([.J$12]-[.$B42]; [.$D42]) = 0; [.$E42]; 0))" office:value-type="float" office:value="0" calcext:value-type="float">
            <text:p>0</text:p>
          </table:table-cell>
          <table:table-cell table:formula="of:=IF(OR([.K$12]&lt;[.$B42];[.K$12]&gt;[.$C42]);0;IF(MOD([.K$12]-[.$B42]; [.$D42]) = 0; [.$E42]; 0))" office:value-type="float" office:value="0" calcext:value-type="float">
            <text:p>0</text:p>
          </table:table-cell>
          <table:table-cell table:formula="of:=IF(OR([.L$12]&lt;[.$B42];[.L$12]&gt;[.$C42]);0;IF(MOD([.L$12]-[.$B42]; [.$D42]) = 0; [.$E42]; 0))" office:value-type="float" office:value="300000" calcext:value-type="float">
            <text:p>300000</text:p>
          </table:table-cell>
          <table:table-cell table:formula="of:=IF(OR([.M$12]&lt;[.$B42];[.M$12]&gt;[.$C42]);0;IF(MOD([.M$12]-[.$B42]; [.$D42]) = 0; [.$E42]; 0))" office:value-type="float" office:value="0" calcext:value-type="float">
            <text:p>0</text:p>
          </table:table-cell>
          <table:table-cell table:formula="of:=IF(OR([.N$12]&lt;[.$B42];[.N$12]&gt;[.$C42]);0;IF(MOD([.N$12]-[.$B42]; [.$D42]) = 0; [.$E42]; 0))" office:value-type="float" office:value="0" calcext:value-type="float">
            <text:p>0</text:p>
          </table:table-cell>
          <table:table-cell table:formula="of:=IF(OR([.O$12]&lt;[.$B42];[.O$12]&gt;[.$C42]);0;IF(MOD([.O$12]-[.$B42]; [.$D42]) = 0; [.$E42]; 0))" office:value-type="float" office:value="0" calcext:value-type="float">
            <text:p>0</text:p>
          </table:table-cell>
          <table:table-cell table:formula="of:=IF(OR([.P$12]&lt;[.$B42];[.P$12]&gt;[.$C42]);0;IF(MOD([.P$12]-[.$B42]; [.$D42]) = 0; [.$E42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2]&lt;[.$B43];[.G$12]&gt;[.$C43]);0;IF(MOD([.G$12]-[.$B43]; [.$D43]) = 0; [.$E43]; 0))" office:value-type="float" office:value="0" calcext:value-type="float">
            <text:p>0</text:p>
          </table:table-cell>
          <table:table-cell table:formula="of:=IF(OR([.H$12]&lt;[.$B43];[.H$12]&gt;[.$C43]);0;IF(MOD([.H$12]-[.$B43]; [.$D43]) = 0; [.$E43]; 0))" office:value-type="float" office:value="20000" calcext:value-type="float">
            <text:p>20000</text:p>
          </table:table-cell>
          <table:table-cell table:formula="of:=IF(OR([.I$12]&lt;[.$B43];[.I$12]&gt;[.$C43]);0;IF(MOD([.I$12]-[.$B43]; [.$D43]) = 0; [.$E43]; 0))" office:value-type="float" office:value="0" calcext:value-type="float">
            <text:p>0</text:p>
          </table:table-cell>
          <table:table-cell table:formula="of:=IF(OR([.J$12]&lt;[.$B43];[.J$12]&gt;[.$C43]);0;IF(MOD([.J$12]-[.$B43]; [.$D43]) = 0; [.$E43]; 0))" office:value-type="float" office:value="0" calcext:value-type="float">
            <text:p>0</text:p>
          </table:table-cell>
          <table:table-cell table:formula="of:=IF(OR([.K$12]&lt;[.$B43];[.K$12]&gt;[.$C43]);0;IF(MOD([.K$12]-[.$B43]; [.$D43]) = 0; [.$E43]; 0))" office:value-type="float" office:value="0" calcext:value-type="float">
            <text:p>0</text:p>
          </table:table-cell>
          <table:table-cell table:formula="of:=IF(OR([.L$12]&lt;[.$B43];[.L$12]&gt;[.$C43]);0;IF(MOD([.L$12]-[.$B43]; [.$D43]) = 0; [.$E43]; 0))" office:value-type="float" office:value="0" calcext:value-type="float">
            <text:p>0</text:p>
          </table:table-cell>
          <table:table-cell table:formula="of:=IF(OR([.M$12]&lt;[.$B43];[.M$12]&gt;[.$C43]);0;IF(MOD([.M$12]-[.$B43]; [.$D43]) = 0; [.$E43]; 0))" office:value-type="float" office:value="0" calcext:value-type="float">
            <text:p>0</text:p>
          </table:table-cell>
          <table:table-cell table:formula="of:=IF(OR([.N$12]&lt;[.$B43];[.N$12]&gt;[.$C43]);0;IF(MOD([.N$12]-[.$B43]; [.$D43]) = 0; [.$E43]; 0))" office:value-type="float" office:value="0" calcext:value-type="float">
            <text:p>0</text:p>
          </table:table-cell>
          <table:table-cell table:formula="of:=IF(OR([.O$12]&lt;[.$B43];[.O$12]&gt;[.$C43]);0;IF(MOD([.O$12]-[.$B43]; [.$D43]) = 0; [.$E43]; 0))" office:value-type="float" office:value="0" calcext:value-type="float">
            <text:p>0</text:p>
          </table:table-cell>
          <table:table-cell table:formula="of:=IF(OR([.P$12]&lt;[.$B43];[.P$12]&gt;[.$C43]);0;IF(MOD([.P$12]-[.$B43]; [.$D43]) = 0; [.$E43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2]&lt;[.$B44];[.G$12]&gt;[.$C44]);0;IF(MOD([.G$12]-[.$B44]; [.$D44]) = 0; [.$E44]; 0))" office:value-type="float" office:value="0" calcext:value-type="float">
            <text:p>0</text:p>
          </table:table-cell>
          <table:table-cell table:formula="of:=IF(OR([.H$12]&lt;[.$B44];[.H$12]&gt;[.$C44]);0;IF(MOD([.H$12]-[.$B44]; [.$D44]) = 0; [.$E44]; 0))" office:value-type="float" office:value="0" calcext:value-type="float">
            <text:p>0</text:p>
          </table:table-cell>
          <table:table-cell table:formula="of:=IF(OR([.I$12]&lt;[.$B44];[.I$12]&gt;[.$C44]);0;IF(MOD([.I$12]-[.$B44]; [.$D44]) = 0; [.$E44]; 0))" office:value-type="float" office:value="0" calcext:value-type="float">
            <text:p>0</text:p>
          </table:table-cell>
          <table:table-cell table:formula="of:=IF(OR([.J$12]&lt;[.$B44];[.J$12]&gt;[.$C44]);0;IF(MOD([.J$12]-[.$B44]; [.$D44]) = 0; [.$E44]; 0))" office:value-type="float" office:value="0" calcext:value-type="float">
            <text:p>0</text:p>
          </table:table-cell>
          <table:table-cell table:formula="of:=IF(OR([.K$12]&lt;[.$B44];[.K$12]&gt;[.$C44]);0;IF(MOD([.K$12]-[.$B44]; [.$D44]) = 0; [.$E44]; 0))" office:value-type="float" office:value="0" calcext:value-type="float">
            <text:p>0</text:p>
          </table:table-cell>
          <table:table-cell table:formula="of:=IF(OR([.L$12]&lt;[.$B44];[.L$12]&gt;[.$C44]);0;IF(MOD([.L$12]-[.$B44]; [.$D44]) = 0; [.$E44]; 0))" office:value-type="float" office:value="0" calcext:value-type="float">
            <text:p>0</text:p>
          </table:table-cell>
          <table:table-cell table:formula="of:=IF(OR([.M$12]&lt;[.$B44];[.M$12]&gt;[.$C44]);0;IF(MOD([.M$12]-[.$B44]; [.$D44]) = 0; [.$E44]; 0))" office:value-type="float" office:value="50000" calcext:value-type="float">
            <text:p>50000</text:p>
          </table:table-cell>
          <table:table-cell table:formula="of:=IF(OR([.N$12]&lt;[.$B44];[.N$12]&gt;[.$C44]);0;IF(MOD([.N$12]-[.$B44]; [.$D44]) = 0; [.$E44]; 0))" office:value-type="float" office:value="0" calcext:value-type="float">
            <text:p>0</text:p>
          </table:table-cell>
          <table:table-cell table:formula="of:=IF(OR([.O$12]&lt;[.$B44];[.O$12]&gt;[.$C44]);0;IF(MOD([.O$12]-[.$B44]; [.$D44]) = 0; [.$E44]; 0))" office:value-type="float" office:value="0" calcext:value-type="float">
            <text:p>0</text:p>
          </table:table-cell>
          <table:table-cell table:formula="of:=IF(OR([.P$12]&lt;[.$B44];[.P$12]&gt;[.$C44]);0;IF(MOD([.P$12]-[.$B44]; [.$D44]) = 0; [.$E44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ic fence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5];[.G$12]&gt;[.$C45]);0;IF(MOD([.G$12]-[.$B45]; [.$D45]) = 0; [.$E45]; 0))" office:value-type="float" office:value="0" calcext:value-type="float">
            <text:p>0</text:p>
          </table:table-cell>
          <table:table-cell table:formula="of:=IF(OR([.H$12]&lt;[.$B45];[.H$12]&gt;[.$C45]);0;IF(MOD([.H$12]-[.$B45]; [.$D45]) = 0; [.$E45]; 0))" office:value-type="float" office:value="0" calcext:value-type="float">
            <text:p>0</text:p>
          </table:table-cell>
          <table:table-cell table:formula="of:=IF(OR([.I$12]&lt;[.$B45];[.I$12]&gt;[.$C45]);0;IF(MOD([.I$12]-[.$B45]; [.$D45]) = 0; [.$E45]; 0))" office:value-type="float" office:value="0" calcext:value-type="float">
            <text:p>0</text:p>
          </table:table-cell>
          <table:table-cell table:formula="of:=IF(OR([.J$12]&lt;[.$B45];[.J$12]&gt;[.$C45]);0;IF(MOD([.J$12]-[.$B45]; [.$D45]) = 0; [.$E45]; 0))" office:value-type="float" office:value="0" calcext:value-type="float">
            <text:p>0</text:p>
          </table:table-cell>
          <table:table-cell table:formula="of:=IF(OR([.K$12]&lt;[.$B45];[.K$12]&gt;[.$C45]);0;IF(MOD([.K$12]-[.$B45]; [.$D45]) = 0; [.$E45]; 0))" office:value-type="float" office:value="0" calcext:value-type="float">
            <text:p>0</text:p>
          </table:table-cell>
          <table:table-cell table:formula="of:=IF(OR([.L$12]&lt;[.$B45];[.L$12]&gt;[.$C45]);0;IF(MOD([.L$12]-[.$B45]; [.$D45]) = 0; [.$E45]; 0))" office:value-type="float" office:value="0" calcext:value-type="float">
            <text:p>0</text:p>
          </table:table-cell>
          <table:table-cell table:formula="of:=IF(OR([.M$12]&lt;[.$B45];[.M$12]&gt;[.$C45]);0;IF(MOD([.M$12]-[.$B45]; [.$D45]) = 0; [.$E45]; 0))" office:value-type="float" office:value="0" calcext:value-type="float">
            <text:p>0</text:p>
          </table:table-cell>
          <table:table-cell table:formula="of:=IF(OR([.N$12]&lt;[.$B45];[.N$12]&gt;[.$C45]);0;IF(MOD([.N$12]-[.$B45]; [.$D45]) = 0; [.$E45]; 0))" office:value-type="float" office:value="0" calcext:value-type="float">
            <text:p>0</text:p>
          </table:table-cell>
          <table:table-cell table:formula="of:=IF(OR([.O$12]&lt;[.$B45];[.O$12]&gt;[.$C45]);0;IF(MOD([.O$12]-[.$B45]; [.$D45]) = 0; [.$E45]; 0))" office:value-type="float" office:value="0" calcext:value-type="float">
            <text:p>0</text:p>
          </table:table-cell>
          <table:table-cell table:formula="of:=IF(OR([.P$12]&lt;[.$B45];[.P$12]&gt;[.$C45]);0;IF(MOD([.P$12]-[.$B45]; [.$D45]) = 0; [.$E45]; 0))"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6];[.G$12]&gt;[.$C46]);0;IF(MOD([.G$12]-[.$B46]; [.$D46]) = 0; [.$E46]; 0))" office:value-type="float" office:value="0" calcext:value-type="float">
            <text:p>0</text:p>
          </table:table-cell>
          <table:table-cell table:formula="of:=IF(OR([.H$12]&lt;[.$B46];[.H$12]&gt;[.$C46]);0;IF(MOD([.H$12]-[.$B46]; [.$D46]) = 0; [.$E46]; 0))" office:value-type="float" office:value="25000" calcext:value-type="float">
            <text:p>25000</text:p>
          </table:table-cell>
          <table:table-cell table:formula="of:=IF(OR([.I$12]&lt;[.$B46];[.I$12]&gt;[.$C46]);0;IF(MOD([.I$12]-[.$B46]; [.$D46]) = 0; [.$E46]; 0))" office:value-type="float" office:value="0" calcext:value-type="float">
            <text:p>0</text:p>
          </table:table-cell>
          <table:table-cell table:formula="of:=IF(OR([.J$12]&lt;[.$B46];[.J$12]&gt;[.$C46]);0;IF(MOD([.J$12]-[.$B46]; [.$D46]) = 0; [.$E46]; 0))" office:value-type="float" office:value="25000" calcext:value-type="float">
            <text:p>25000</text:p>
          </table:table-cell>
          <table:table-cell table:formula="of:=IF(OR([.K$12]&lt;[.$B46];[.K$12]&gt;[.$C46]);0;IF(MOD([.K$12]-[.$B46]; [.$D46]) = 0; [.$E46]; 0))" office:value-type="float" office:value="0" calcext:value-type="float">
            <text:p>0</text:p>
          </table:table-cell>
          <table:table-cell table:formula="of:=IF(OR([.L$12]&lt;[.$B46];[.L$12]&gt;[.$C46]);0;IF(MOD([.L$12]-[.$B46]; [.$D46]) = 0; [.$E46]; 0))" office:value-type="float" office:value="25000" calcext:value-type="float">
            <text:p>25000</text:p>
          </table:table-cell>
          <table:table-cell table:formula="of:=IF(OR([.M$12]&lt;[.$B46];[.M$12]&gt;[.$C46]);0;IF(MOD([.M$12]-[.$B46]; [.$D46]) = 0; [.$E46]; 0))" office:value-type="float" office:value="0" calcext:value-type="float">
            <text:p>0</text:p>
          </table:table-cell>
          <table:table-cell table:formula="of:=IF(OR([.N$12]&lt;[.$B46];[.N$12]&gt;[.$C46]);0;IF(MOD([.N$12]-[.$B46]; [.$D46]) = 0; [.$E46]; 0))" office:value-type="float" office:value="25000" calcext:value-type="float">
            <text:p>25000</text:p>
          </table:table-cell>
          <table:table-cell table:formula="of:=IF(OR([.O$12]&lt;[.$B46];[.O$12]&gt;[.$C46]);0;IF(MOD([.O$12]-[.$B46]; [.$D46]) = 0; [.$E46]; 0))" office:value-type="float" office:value="0" calcext:value-type="float">
            <text:p>0</text:p>
          </table:table-cell>
          <table:table-cell table:formula="of:=IF(OR([.P$12]&lt;[.$B46];[.P$12]&gt;[.$C46]);0;IF(MOD([.P$12]-[.$B46]; [.$D46]) = 0; [.$E46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2]&lt;[.$B47];[.G$12]&gt;[.$C47]);0;IF(MOD([.G$12]-[.$B47]; [.$D47]) = 0; [.$E47]; 0))" office:value-type="float" office:value="0" calcext:value-type="float">
            <text:p>0</text:p>
          </table:table-cell>
          <table:table-cell table:formula="of:=IF(OR([.H$12]&lt;[.$B47];[.H$12]&gt;[.$C47]);0;IF(MOD([.H$12]-[.$B47]; [.$D47]) = 0; [.$E47]; 0))" office:value-type="float" office:value="6000" calcext:value-type="float">
            <text:p>6000</text:p>
          </table:table-cell>
          <table:table-cell table:formula="of:=IF(OR([.I$12]&lt;[.$B47];[.I$12]&gt;[.$C47]);0;IF(MOD([.I$12]-[.$B47]; [.$D47]) = 0; [.$E47]; 0))" office:value-type="float" office:value="0" calcext:value-type="float">
            <text:p>0</text:p>
          </table:table-cell>
          <table:table-cell table:formula="of:=IF(OR([.J$12]&lt;[.$B47];[.J$12]&gt;[.$C47]);0;IF(MOD([.J$12]-[.$B47]; [.$D47]) = 0; [.$E47]; 0))" office:value-type="float" office:value="6000" calcext:value-type="float">
            <text:p>6000</text:p>
          </table:table-cell>
          <table:table-cell table:formula="of:=IF(OR([.K$12]&lt;[.$B47];[.K$12]&gt;[.$C47]);0;IF(MOD([.K$12]-[.$B47]; [.$D47]) = 0; [.$E47]; 0))" office:value-type="float" office:value="0" calcext:value-type="float">
            <text:p>0</text:p>
          </table:table-cell>
          <table:table-cell table:formula="of:=IF(OR([.L$12]&lt;[.$B47];[.L$12]&gt;[.$C47]);0;IF(MOD([.L$12]-[.$B47]; [.$D47]) = 0; [.$E47]; 0))" office:value-type="float" office:value="0" calcext:value-type="float">
            <text:p>0</text:p>
          </table:table-cell>
          <table:table-cell table:formula="of:=IF(OR([.M$12]&lt;[.$B47];[.M$12]&gt;[.$C47]);0;IF(MOD([.M$12]-[.$B47]; [.$D47]) = 0; [.$E47]; 0))" office:value-type="float" office:value="0" calcext:value-type="float">
            <text:p>0</text:p>
          </table:table-cell>
          <table:table-cell table:formula="of:=IF(OR([.N$12]&lt;[.$B47];[.N$12]&gt;[.$C47]);0;IF(MOD([.N$12]-[.$B47]; [.$D47]) = 0; [.$E47]; 0))" office:value-type="float" office:value="0" calcext:value-type="float">
            <text:p>0</text:p>
          </table:table-cell>
          <table:table-cell table:formula="of:=IF(OR([.O$12]&lt;[.$B47];[.O$12]&gt;[.$C47]);0;IF(MOD([.O$12]-[.$B47]; [.$D47]) = 0; [.$E47]; 0))" office:value-type="float" office:value="0" calcext:value-type="float">
            <text:p>0</text:p>
          </table:table-cell>
          <table:table-cell table:formula="of:=IF(OR([.P$12]&lt;[.$B47];[.P$12]&gt;[.$C47]);0;IF(MOD([.P$12]-[.$B47]; [.$D47]) = 0; [.$E47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iveway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OR([.G$12]&lt;[.$B48];[.G$12]&gt;[.$C48]);0;IF(MOD([.G$12]-[.$B48]; [.$D48]) = 0; [.$E48]; 0))" office:value-type="float" office:value="4000" calcext:value-type="float">
            <text:p>4000</text:p>
          </table:table-cell>
          <table:table-cell table:formula="of:=IF(OR([.H$12]&lt;[.$B48];[.H$12]&gt;[.$C48]);0;IF(MOD([.H$12]-[.$B48]; [.$D48]) = 0; [.$E48]; 0))" office:value-type="float" office:value="4000" calcext:value-type="float">
            <text:p>4000</text:p>
          </table:table-cell>
          <table:table-cell table:formula="of:=IF(OR([.I$12]&lt;[.$B48];[.I$12]&gt;[.$C48]);0;IF(MOD([.I$12]-[.$B48]; [.$D48]) = 0; [.$E48]; 0))" office:value-type="float" office:value="4000" calcext:value-type="float">
            <text:p>4000</text:p>
          </table:table-cell>
          <table:table-cell table:formula="of:=IF(OR([.J$12]&lt;[.$B48];[.J$12]&gt;[.$C48]);0;IF(MOD([.J$12]-[.$B48]; [.$D48]) = 0; [.$E48]; 0))" office:value-type="float" office:value="4000" calcext:value-type="float">
            <text:p>4000</text:p>
          </table:table-cell>
          <table:table-cell table:formula="of:=IF(OR([.K$12]&lt;[.$B48];[.K$12]&gt;[.$C48]);0;IF(MOD([.K$12]-[.$B48]; [.$D48]) = 0; [.$E48]; 0))" office:value-type="float" office:value="4000" calcext:value-type="float">
            <text:p>4000</text:p>
          </table:table-cell>
          <table:table-cell table:formula="of:=IF(OR([.L$12]&lt;[.$B48];[.L$12]&gt;[.$C48]);0;IF(MOD([.L$12]-[.$B48]; [.$D48]) = 0; [.$E48]; 0))" office:value-type="float" office:value="4000" calcext:value-type="float">
            <text:p>4000</text:p>
          </table:table-cell>
          <table:table-cell table:formula="of:=IF(OR([.M$12]&lt;[.$B48];[.M$12]&gt;[.$C48]);0;IF(MOD([.M$12]-[.$B48]; [.$D48]) = 0; [.$E48]; 0))" office:value-type="float" office:value="4000" calcext:value-type="float">
            <text:p>4000</text:p>
          </table:table-cell>
          <table:table-cell table:formula="of:=IF(OR([.N$12]&lt;[.$B48];[.N$12]&gt;[.$C48]);0;IF(MOD([.N$12]-[.$B48]; [.$D48]) = 0; [.$E48]; 0))" office:value-type="float" office:value="4000" calcext:value-type="float">
            <text:p>4000</text:p>
          </table:table-cell>
          <table:table-cell table:formula="of:=IF(OR([.O$12]&lt;[.$B48];[.O$12]&gt;[.$C48]);0;IF(MOD([.O$12]-[.$B48]; [.$D48]) = 0; [.$E48]; 0))" office:value-type="float" office:value="4000" calcext:value-type="float">
            <text:p>4000</text:p>
          </table:table-cell>
          <table:table-cell table:formula="of:=IF(OR([.P$12]&lt;[.$B48];[.P$12]&gt;[.$C48]);0;IF(MOD([.P$12]-[.$B48]; [.$D48]) = 0; [.$E48]; 0)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Pipes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IF(OR([.G$12]&lt;[.$B49];[.G$12]&gt;[.$C49]);0;IF(MOD([.G$12]-[.$B49]; [.$D49]) = 0; [.$E49]; 0))" office:value-type="float" office:value="0" calcext:value-type="float">
            <text:p>0</text:p>
          </table:table-cell>
          <table:table-cell table:formula="of:=IF(OR([.H$12]&lt;[.$B49];[.H$12]&gt;[.$C49]);0;IF(MOD([.H$12]-[.$B49]; [.$D49]) = 0; [.$E49]; 0))" office:value-type="float" office:value="0" calcext:value-type="float">
            <text:p>0</text:p>
          </table:table-cell>
          <table:table-cell table:formula="of:=IF(OR([.I$12]&lt;[.$B49];[.I$12]&gt;[.$C49]);0;IF(MOD([.I$12]-[.$B49]; [.$D49]) = 0; [.$E49]; 0))" office:value-type="float" office:value="0" calcext:value-type="float">
            <text:p>0</text:p>
          </table:table-cell>
          <table:table-cell table:formula="of:=IF(OR([.J$12]&lt;[.$B49];[.J$12]&gt;[.$C49]);0;IF(MOD([.J$12]-[.$B49]; [.$D49]) = 0; [.$E49]; 0))" office:value-type="float" office:value="0" calcext:value-type="float">
            <text:p>0</text:p>
          </table:table-cell>
          <table:table-cell table:formula="of:=IF(OR([.K$12]&lt;[.$B49];[.K$12]&gt;[.$C49]);0;IF(MOD([.K$12]-[.$B49]; [.$D49]) = 0; [.$E49]; 0))" office:value-type="float" office:value="0" calcext:value-type="float">
            <text:p>0</text:p>
          </table:table-cell>
          <table:table-cell table:formula="of:=IF(OR([.L$12]&lt;[.$B49];[.L$12]&gt;[.$C49]);0;IF(MOD([.L$12]-[.$B49]; [.$D49]) = 0; [.$E49]; 0))" office:value-type="float" office:value="0" calcext:value-type="float">
            <text:p>0</text:p>
          </table:table-cell>
          <table:table-cell table:formula="of:=IF(OR([.M$12]&lt;[.$B49];[.M$12]&gt;[.$C49]);0;IF(MOD([.M$12]-[.$B49]; [.$D49]) = 0; [.$E49]; 0))" office:value-type="float" office:value="0" calcext:value-type="float">
            <text:p>0</text:p>
          </table:table-cell>
          <table:table-cell table:formula="of:=IF(OR([.N$12]&lt;[.$B49];[.N$12]&gt;[.$C49]);0;IF(MOD([.N$12]-[.$B49]; [.$D49]) = 0; [.$E49]; 0))" office:value-type="float" office:value="0" calcext:value-type="float">
            <text:p>0</text:p>
          </table:table-cell>
          <table:table-cell table:formula="of:=IF(OR([.O$12]&lt;[.$B49];[.O$12]&gt;[.$C49]);0;IF(MOD([.O$12]-[.$B49]; [.$D49]) = 0; [.$E49]; 0))" office:value-type="float" office:value="0" calcext:value-type="float">
            <text:p>0</text:p>
          </table:table-cell>
          <table:table-cell table:formula="of:=IF(OR([.P$12]&lt;[.$B49];[.P$12]&gt;[.$C49]);0;IF(MOD([.P$12]-[.$B49]; [.$D49]) = 0; [.$E49]; 0))"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Roof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2]&lt;[.$B50];[.G$12]&gt;[.$C50]);0;IF(MOD([.G$12]-[.$B50]; [.$D50]) = 0; [.$E50]; 0))" office:value-type="float" office:value="5000" calcext:value-type="float">
            <text:p>5000</text:p>
          </table:table-cell>
          <table:table-cell table:formula="of:=IF(OR([.H$12]&lt;[.$B50];[.H$12]&gt;[.$C50]);0;IF(MOD([.H$12]-[.$B50]; [.$D50]) = 0; [.$E50]; 0))" office:value-type="float" office:value="5000" calcext:value-type="float">
            <text:p>5000</text:p>
          </table:table-cell>
          <table:table-cell table:formula="of:=IF(OR([.I$12]&lt;[.$B50];[.I$12]&gt;[.$C50]);0;IF(MOD([.I$12]-[.$B50]; [.$D50]) = 0; [.$E50]; 0))" office:value-type="float" office:value="5000" calcext:value-type="float">
            <text:p>5000</text:p>
          </table:table-cell>
          <table:table-cell table:formula="of:=IF(OR([.J$12]&lt;[.$B50];[.J$12]&gt;[.$C50]);0;IF(MOD([.J$12]-[.$B50]; [.$D50]) = 0; [.$E50]; 0))" office:value-type="float" office:value="5000" calcext:value-type="float">
            <text:p>5000</text:p>
          </table:table-cell>
          <table:table-cell table:formula="of:=IF(OR([.K$12]&lt;[.$B50];[.K$12]&gt;[.$C50]);0;IF(MOD([.K$12]-[.$B50]; [.$D50]) = 0; [.$E50]; 0))" office:value-type="float" office:value="5000" calcext:value-type="float">
            <text:p>5000</text:p>
          </table:table-cell>
          <table:table-cell table:formula="of:=IF(OR([.L$12]&lt;[.$B50];[.L$12]&gt;[.$C50]);0;IF(MOD([.L$12]-[.$B50]; [.$D50]) = 0; [.$E50]; 0))" office:value-type="float" office:value="5000" calcext:value-type="float">
            <text:p>5000</text:p>
          </table:table-cell>
          <table:table-cell table:formula="of:=IF(OR([.M$12]&lt;[.$B50];[.M$12]&gt;[.$C50]);0;IF(MOD([.M$12]-[.$B50]; [.$D50]) = 0; [.$E50]; 0))" office:value-type="float" office:value="5000" calcext:value-type="float">
            <text:p>5000</text:p>
          </table:table-cell>
          <table:table-cell table:formula="of:=IF(OR([.N$12]&lt;[.$B50];[.N$12]&gt;[.$C50]);0;IF(MOD([.N$12]-[.$B50]; [.$D50]) = 0; [.$E50]; 0))" office:value-type="float" office:value="5000" calcext:value-type="float">
            <text:p>5000</text:p>
          </table:table-cell>
          <table:table-cell table:formula="of:=IF(OR([.O$12]&lt;[.$B50];[.O$12]&gt;[.$C50]);0;IF(MOD([.O$12]-[.$B50]; [.$D50]) = 0; [.$E50]; 0))" office:value-type="float" office:value="5000" calcext:value-type="float">
            <text:p>5000</text:p>
          </table:table-cell>
          <table:table-cell table:formula="of:=IF(OR([.P$12]&lt;[.$B50];[.P$12]&gt;[.$C50]);0;IF(MOD([.P$12]-[.$B50]; [.$D50]) = 0; [.$E50]; 0)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oundary wall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IF(OR([.G$12]&lt;[.$B51];[.G$12]&gt;[.$C51]);0;IF(MOD([.G$12]-[.$B51]; [.$D51]) = 0; [.$E51]; 0))" office:value-type="float" office:value="2500" calcext:value-type="float">
            <text:p>2500</text:p>
          </table:table-cell>
          <table:table-cell table:formula="of:=IF(OR([.H$12]&lt;[.$B51];[.H$12]&gt;[.$C51]);0;IF(MOD([.H$12]-[.$B51]; [.$D51]) = 0; [.$E51]; 0))" office:value-type="float" office:value="2500" calcext:value-type="float">
            <text:p>2500</text:p>
          </table:table-cell>
          <table:table-cell table:formula="of:=IF(OR([.I$12]&lt;[.$B51];[.I$12]&gt;[.$C51]);0;IF(MOD([.I$12]-[.$B51]; [.$D51]) = 0; [.$E51]; 0))" office:value-type="float" office:value="2500" calcext:value-type="float">
            <text:p>2500</text:p>
          </table:table-cell>
          <table:table-cell table:formula="of:=IF(OR([.J$12]&lt;[.$B51];[.J$12]&gt;[.$C51]);0;IF(MOD([.J$12]-[.$B51]; [.$D51]) = 0; [.$E51]; 0))" office:value-type="float" office:value="2500" calcext:value-type="float">
            <text:p>2500</text:p>
          </table:table-cell>
          <table:table-cell table:formula="of:=IF(OR([.K$12]&lt;[.$B51];[.K$12]&gt;[.$C51]);0;IF(MOD([.K$12]-[.$B51]; [.$D51]) = 0; [.$E51]; 0))" office:value-type="float" office:value="2500" calcext:value-type="float">
            <text:p>2500</text:p>
          </table:table-cell>
          <table:table-cell table:formula="of:=IF(OR([.L$12]&lt;[.$B51];[.L$12]&gt;[.$C51]);0;IF(MOD([.L$12]-[.$B51]; [.$D51]) = 0; [.$E51]; 0))" office:value-type="float" office:value="2500" calcext:value-type="float">
            <text:p>2500</text:p>
          </table:table-cell>
          <table:table-cell table:formula="of:=IF(OR([.M$12]&lt;[.$B51];[.M$12]&gt;[.$C51]);0;IF(MOD([.M$12]-[.$B51]; [.$D51]) = 0; [.$E51]; 0))" office:value-type="float" office:value="2500" calcext:value-type="float">
            <text:p>2500</text:p>
          </table:table-cell>
          <table:table-cell table:formula="of:=IF(OR([.N$12]&lt;[.$B51];[.N$12]&gt;[.$C51]);0;IF(MOD([.N$12]-[.$B51]; [.$D51]) = 0; [.$E51]; 0))" office:value-type="float" office:value="2500" calcext:value-type="float">
            <text:p>2500</text:p>
          </table:table-cell>
          <table:table-cell table:formula="of:=IF(OR([.O$12]&lt;[.$B51];[.O$12]&gt;[.$C51]);0;IF(MOD([.O$12]-[.$B51]; [.$D51]) = 0; [.$E51]; 0))" office:value-type="float" office:value="2500" calcext:value-type="float">
            <text:p>2500</text:p>
          </table:table-cell>
          <table:table-cell table:formula="of:=IF(OR([.P$12]&lt;[.$B51];[.P$12]&gt;[.$C51]);0;IF(MOD([.P$12]-[.$B51]; [.$D51]) = 0; [.$E51]; 0))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2]&lt;[.$B52];[.G$12]&gt;[.$C52]);0;IF(MOD([.G$12]-[.$B52]; [.$D52]) = 0; [.$E52]; 0))" office:value-type="float" office:value="0" calcext:value-type="float">
            <text:p>0</text:p>
          </table:table-cell>
          <table:table-cell table:formula="of:=IF(OR([.H$12]&lt;[.$B52];[.H$12]&gt;[.$C52]);0;IF(MOD([.H$12]-[.$B52]; [.$D52]) = 0; [.$E52]; 0))" office:value-type="float" office:value="0" calcext:value-type="float">
            <text:p>0</text:p>
          </table:table-cell>
          <table:table-cell table:formula="of:=IF(OR([.I$12]&lt;[.$B52];[.I$12]&gt;[.$C52]);0;IF(MOD([.I$12]-[.$B52]; [.$D52]) = 0; [.$E52]; 0))" office:value-type="float" office:value="0" calcext:value-type="float">
            <text:p>0</text:p>
          </table:table-cell>
          <table:table-cell table:formula="of:=IF(OR([.J$12]&lt;[.$B52];[.J$12]&gt;[.$C52]);0;IF(MOD([.J$12]-[.$B52]; [.$D52]) = 0; [.$E52]; 0))" office:value-type="float" office:value="0" calcext:value-type="float">
            <text:p>0</text:p>
          </table:table-cell>
          <table:table-cell table:formula="of:=IF(OR([.K$12]&lt;[.$B52];[.K$12]&gt;[.$C52]);0;IF(MOD([.K$12]-[.$B52]; [.$D52]) = 0; [.$E52]; 0))" office:value-type="float" office:value="0" calcext:value-type="float">
            <text:p>0</text:p>
          </table:table-cell>
          <table:table-cell table:formula="of:=IF(OR([.L$12]&lt;[.$B52];[.L$12]&gt;[.$C52]);0;IF(MOD([.L$12]-[.$B52]; [.$D52]) = 0; [.$E52]; 0))" office:value-type="float" office:value="10000" calcext:value-type="float">
            <text:p>10000</text:p>
          </table:table-cell>
          <table:table-cell table:formula="of:=IF(OR([.M$12]&lt;[.$B52];[.M$12]&gt;[.$C52]);0;IF(MOD([.M$12]-[.$B52]; [.$D52]) = 0; [.$E52]; 0))" office:value-type="float" office:value="0" calcext:value-type="float">
            <text:p>0</text:p>
          </table:table-cell>
          <table:table-cell table:formula="of:=IF(OR([.N$12]&lt;[.$B52];[.N$12]&gt;[.$C52]);0;IF(MOD([.N$12]-[.$B52]; [.$D52]) = 0; [.$E52]; 0))" office:value-type="float" office:value="0" calcext:value-type="float">
            <text:p>0</text:p>
          </table:table-cell>
          <table:table-cell table:formula="of:=IF(OR([.O$12]&lt;[.$B52];[.O$12]&gt;[.$C52]);0;IF(MOD([.O$12]-[.$B52]; [.$D52]) = 0; [.$E52]; 0))" office:value-type="float" office:value="0" calcext:value-type="float">
            <text:p>0</text:p>
          </table:table-cell>
          <table:table-cell table:formula="of:=IF(OR([.P$12]&lt;[.$B52];[.P$12]&gt;[.$C52]);0;IF(MOD([.P$12]-[.$B52]; [.$D52]) = 0; [.$E52]; 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lace gate</text:p>
          </table:table-cell>
          <table:table-cell office:value-type="float" office:value="2023" calcext:value-type="float">
            <text:p>2023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2]&lt;[.$B53];[.G$12]&gt;[.$C53]);0;IF(MOD([.G$12]-[.$B53]; [.$D53]) = 0; [.$E53]; 0))" office:value-type="float" office:value="0" calcext:value-type="float">
            <text:p>0</text:p>
          </table:table-cell>
          <table:table-cell table:formula="of:=IF(OR([.H$12]&lt;[.$B53];[.H$12]&gt;[.$C53]);0;IF(MOD([.H$12]-[.$B53]; [.$D53]) = 0; [.$E53]; 0))" office:value-type="float" office:value="0" calcext:value-type="float">
            <text:p>0</text:p>
          </table:table-cell>
          <table:table-cell table:formula="of:=IF(OR([.I$12]&lt;[.$B53];[.I$12]&gt;[.$C53]);0;IF(MOD([.I$12]-[.$B53]; [.$D53]) = 0; [.$E53]; 0))" office:value-type="float" office:value="0" calcext:value-type="float">
            <text:p>0</text:p>
          </table:table-cell>
          <table:table-cell table:formula="of:=IF(OR([.J$12]&lt;[.$B53];[.J$12]&gt;[.$C53]);0;IF(MOD([.J$12]-[.$B53]; [.$D53]) = 0; [.$E53]; 0))" office:value-type="float" office:value="0" calcext:value-type="float">
            <text:p>0</text:p>
          </table:table-cell>
          <table:table-cell table:formula="of:=IF(OR([.K$12]&lt;[.$B53];[.K$12]&gt;[.$C53]);0;IF(MOD([.K$12]-[.$B53]; [.$D53]) = 0; [.$E53]; 0))" office:value-type="float" office:value="0" calcext:value-type="float">
            <text:p>0</text:p>
          </table:table-cell>
          <table:table-cell table:formula="of:=IF(OR([.L$12]&lt;[.$B53];[.L$12]&gt;[.$C53]);0;IF(MOD([.L$12]-[.$B53]; [.$D53]) = 0; [.$E53]; 0))" office:value-type="float" office:value="10000" calcext:value-type="float">
            <text:p>10000</text:p>
          </table:table-cell>
          <table:table-cell table:formula="of:=IF(OR([.M$12]&lt;[.$B53];[.M$12]&gt;[.$C53]);0;IF(MOD([.M$12]-[.$B53]; [.$D53]) = 0; [.$E53]; 0))" office:value-type="float" office:value="10000" calcext:value-type="float">
            <text:p>10000</text:p>
          </table:table-cell>
          <table:table-cell table:formula="of:=IF(OR([.N$12]&lt;[.$B53];[.N$12]&gt;[.$C53]);0;IF(MOD([.N$12]-[.$B53]; [.$D53]) = 0; [.$E53]; 0))" office:value-type="float" office:value="10000" calcext:value-type="float">
            <text:p>10000</text:p>
          </table:table-cell>
          <table:table-cell table:formula="of:=IF(OR([.O$12]&lt;[.$B53];[.O$12]&gt;[.$C53]);0;IF(MOD([.O$12]-[.$B53]; [.$D53]) = 0; [.$E53]; 0))" office:value-type="float" office:value="10000" calcext:value-type="float">
            <text:p>10000</text:p>
          </table:table-cell>
          <table:table-cell table:formula="of:=IF(OR([.P$12]&lt;[.$B53];[.P$12]&gt;[.$C53]);0;IF(MOD([.P$12]-[.$B53]; [.$D53]) = 0; [.$E53]; 0))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4];[.G$12]&gt;[.$C54]);0;IF(MOD([.G$12]-[.$B54]; [.$D54]) = 0; [.$E54]; 0))" office:value-type="float" office:value="0" calcext:value-type="float">
            <text:p>0</text:p>
          </table:table-cell>
          <table:table-cell table:formula="of:=IF(OR([.H$12]&lt;[.$B54];[.H$12]&gt;[.$C54]);0;IF(MOD([.H$12]-[.$B54]; [.$D54]) = 0; [.$E54]; 0))" office:value-type="float" office:value="0" calcext:value-type="float">
            <text:p>0</text:p>
          </table:table-cell>
          <table:table-cell table:formula="of:=IF(OR([.I$12]&lt;[.$B54];[.I$12]&gt;[.$C54]);0;IF(MOD([.I$12]-[.$B54]; [.$D54]) = 0; [.$E54]; 0))" office:value-type="float" office:value="0" calcext:value-type="float">
            <text:p>0</text:p>
          </table:table-cell>
          <table:table-cell table:formula="of:=IF(OR([.J$12]&lt;[.$B54];[.J$12]&gt;[.$C54]);0;IF(MOD([.J$12]-[.$B54]; [.$D54]) = 0; [.$E54]; 0))" office:value-type="float" office:value="0" calcext:value-type="float">
            <text:p>0</text:p>
          </table:table-cell>
          <table:table-cell table:formula="of:=IF(OR([.K$12]&lt;[.$B54];[.K$12]&gt;[.$C54]);0;IF(MOD([.K$12]-[.$B54]; [.$D54]) = 0; [.$E54]; 0))" office:value-type="float" office:value="0" calcext:value-type="float">
            <text:p>0</text:p>
          </table:table-cell>
          <table:table-cell table:formula="of:=IF(OR([.L$12]&lt;[.$B54];[.L$12]&gt;[.$C54]);0;IF(MOD([.L$12]-[.$B54]; [.$D54]) = 0; [.$E54]; 0))" office:value-type="float" office:value="0" calcext:value-type="float">
            <text:p>0</text:p>
          </table:table-cell>
          <table:table-cell table:formula="of:=IF(OR([.M$12]&lt;[.$B54];[.M$12]&gt;[.$C54]);0;IF(MOD([.M$12]-[.$B54]; [.$D54]) = 0; [.$E54]; 0))" office:value-type="float" office:value="0" calcext:value-type="float">
            <text:p>0</text:p>
          </table:table-cell>
          <table:table-cell table:formula="of:=IF(OR([.N$12]&lt;[.$B54];[.N$12]&gt;[.$C54]);0;IF(MOD([.N$12]-[.$B54]; [.$D54]) = 0; [.$E54]; 0))" office:value-type="float" office:value="0" calcext:value-type="float">
            <text:p>0</text:p>
          </table:table-cell>
          <table:table-cell table:formula="of:=IF(OR([.O$12]&lt;[.$B54];[.O$12]&gt;[.$C54]);0;IF(MOD([.O$12]-[.$B54]; [.$D54]) = 0; [.$E54]; 0))" office:value-type="float" office:value="0" calcext:value-type="float">
            <text:p>0</text:p>
          </table:table-cell>
          <table:table-cell table:formula="of:=IF(OR([.P$12]&lt;[.$B54];[.P$12]&gt;[.$C54]);0;IF(MOD([.P$12]-[.$B54]; [.$D54]) = 0; [.$E54]; 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5];[.G$12]&gt;[.$C55]);0;IF(MOD([.G$12]-[.$B55]; [.$D55]) = 0; [.$E55]; 0))" office:value-type="float" office:value="0" calcext:value-type="float">
            <text:p>0</text:p>
          </table:table-cell>
          <table:table-cell table:formula="of:=IF(OR([.H$12]&lt;[.$B55];[.H$12]&gt;[.$C55]);0;IF(MOD([.H$12]-[.$B55]; [.$D55]) = 0; [.$E55]; 0))" office:value-type="float" office:value="0" calcext:value-type="float">
            <text:p>0</text:p>
          </table:table-cell>
          <table:table-cell table:formula="of:=IF(OR([.I$12]&lt;[.$B55];[.I$12]&gt;[.$C55]);0;IF(MOD([.I$12]-[.$B55]; [.$D55]) = 0; [.$E55]; 0))" office:value-type="float" office:value="0" calcext:value-type="float">
            <text:p>0</text:p>
          </table:table-cell>
          <table:table-cell table:formula="of:=IF(OR([.J$12]&lt;[.$B55];[.J$12]&gt;[.$C55]);0;IF(MOD([.J$12]-[.$B55]; [.$D55]) = 0; [.$E55]; 0))" office:value-type="float" office:value="0" calcext:value-type="float">
            <text:p>0</text:p>
          </table:table-cell>
          <table:table-cell table:formula="of:=IF(OR([.K$12]&lt;[.$B55];[.K$12]&gt;[.$C55]);0;IF(MOD([.K$12]-[.$B55]; [.$D55]) = 0; [.$E55]; 0))" office:value-type="float" office:value="0" calcext:value-type="float">
            <text:p>0</text:p>
          </table:table-cell>
          <table:table-cell table:formula="of:=IF(OR([.L$12]&lt;[.$B55];[.L$12]&gt;[.$C55]);0;IF(MOD([.L$12]-[.$B55]; [.$D55]) = 0; [.$E55]; 0))" office:value-type="float" office:value="0" calcext:value-type="float">
            <text:p>0</text:p>
          </table:table-cell>
          <table:table-cell table:formula="of:=IF(OR([.M$12]&lt;[.$B55];[.M$12]&gt;[.$C55]);0;IF(MOD([.M$12]-[.$B55]; [.$D55]) = 0; [.$E55]; 0))" office:value-type="float" office:value="0" calcext:value-type="float">
            <text:p>0</text:p>
          </table:table-cell>
          <table:table-cell table:formula="of:=IF(OR([.N$12]&lt;[.$B55];[.N$12]&gt;[.$C55]);0;IF(MOD([.N$12]-[.$B55]; [.$D55]) = 0; [.$E55]; 0))" office:value-type="float" office:value="0" calcext:value-type="float">
            <text:p>0</text:p>
          </table:table-cell>
          <table:table-cell table:formula="of:=IF(OR([.O$12]&lt;[.$B55];[.O$12]&gt;[.$C55]);0;IF(MOD([.O$12]-[.$B55]; [.$D55]) = 0; [.$E55]; 0))" office:value-type="float" office:value="0" calcext:value-type="float">
            <text:p>0</text:p>
          </table:table-cell>
          <table:table-cell table:formula="of:=IF(OR([.P$12]&lt;[.$B55];[.P$12]&gt;[.$C55]);0;IF(MOD([.P$12]-[.$B55]; [.$D55]) = 0; [.$E55]; 0))" office:value-type="float" office:value="0" calcext:value-type="float">
            <text:p>0</text:p>
          </table:table-cell>
        </table:table-row>
        <table:table-row table:style-name="ro1" table:number-rows-repeated="4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8:02:28.0145568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8:22.556891595</meta:creation-date>
    <dc:date>2017-04-04T08:21:24.560230992</dc:date>
    <meta:editing-duration>PT3H19M40S</meta:editing-duration>
    <meta:editing-cycles>12</meta:editing-cycles>
    <meta:generator>LibreOffice/4.3.7.2$Linux_X86_64 LibreOffice_project/430$Build-2</meta:generator>
    <meta:document-statistic meta:table-count="1" meta:cell-count="527" meta:object-count="0"/>
  </office:meta>
</office:document-meta>
</file>